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6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8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6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7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50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6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2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ce181e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ib0ZgVVayCDS3LObPa33AO8xE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64"/>
          <table:covered-table-cell table:style-name="ce68"/>
          <table:covered-table-cell table:number-columns-repeated="5" table:style-name="ce70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64"/>
          <table:table-cell table:style-name="ce68"/>
          <table:table-cell table:style-name="ce70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table-cell table:style-name="ce2"/>
          <table:table-cell table:style-name="ce66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66"/>
          <table:table-cell table:style-name="ce34" table:number-columns-repeated="1016"/>
        </table:table-row>
        <table:table-row table:style-name="ro2">
          <table:table-cell table:style-name="ce2"/>
          <table:table-cell table:style-name="ce66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2mm" svg:height="8.22mm" svg:x="10.63mm" svg:y="3.5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mm" svg:x="2.69mm" svg:y="3.5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ib0ZgVVayCDS3LObPa33AO8xE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1.64mm" svg:y1="59.29mm" svg:x2="161.64mm" svg:y2="103.6mm">
            <text:p/>
          </draw:line>
          <draw:line draw:z-index="3" draw:style-name="gr4" draw:text-style-name="P2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3"/>
          <draw:line draw:z-index="5" draw:style-name="gr5" draw:text-style-name="P2" svg:x1="161.53mm" svg:y1="163.55mm" svg:x2="161.53mm" svg:y2="208.18mm">
            <text:p/>
          </draw:line>
          <draw:line draw:z-index="6" draw:style-name="gr4" draw:text-style-name="P2" svg:x1="224.47mm" svg:y1="164.13mm" svg:x2="225.1mm" svg:y2="208.18mm">
            <text:p/>
          </draw:line>
          <draw:line draw:z-index="7" draw:style-name="gr5" draw:text-style-name="P2" svg:x1="446.82mm" svg:y1="163.87mm" svg:x2="446.82mm" svg:y2="193.55mm">
            <text:p/>
          </draw:line>
          <draw:line draw:z-index="8" draw:style-name="gr5" draw:text-style-name="P2" svg:x1="446.74mm" svg:y1="59.47mm" svg:x2="446.74mm" svg:y2="89.03mm">
            <text:p/>
          </draw:line>
          <draw:line draw:z-index="9" draw:style-name="gr4" draw:text-style-name="P2" svg:x1="510.25mm" svg:y1="59.49mm" svg:x2="510.25mm" svg:y2="89.43mm">
            <text:p/>
          </draw:line>
          <draw:line draw:z-index="10" draw:style-name="gr4" draw:text-style-name="P2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4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105"/>
        <table:table-row table:style-name="ro6">
          <table:table-cell table:style-name="ce84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105"/>
          <table:covered-table-cell table:number-columns-repeated="2" table:style-name="ce16"/>
          <table:table-cell table:style-name="ce45" table:formula="of:=IF(OR([.$C$16];[.$C$17]);[Données.N55]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105"/>
          <table:covered-table-cell table:number-columns-repeated="2" table:style-name="ce16"/>
          <table:covered-table-cell table:style-name="ce55"/>
          <table:covered-table-cell table:number-columns-repeated="2" table:style-name="ce145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6" table:number-columns-spanned="2" table:number-rows-spanned="1"/>
          <table:covered-table-cell table:style-name="ce29"/>
          <table:table-cell table:style-name="ce31"/>
          <table:table-cell table:style-name="ce11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6" table:number-columns-spanned="2" table:number-rows-spanned="1"/>
          <table:covered-table-cell table:style-name="ce118"/>
          <table:table-cell table:style-name="ce31"/>
          <table:table-cell table:style-name="ce11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8]" office:value-type="string" office:string-value="Signe de (-x+9)" calcext:value-type="string">
            <text:p>Signe de (-x+9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/>
          <table:table-cell table:style-name="ce5" table:formula="of:=COM.MICROSOFT.CONCAT(&quot;Signe de &quot;;[Données.D42])" office:value-type="string" office:string-value="Signe de (-x-5)" calcext:value-type="string">
            <text:p>Signe de (-x-5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9]" office:value-type="string" office:string-value="Signe de (-x+27)" calcext:value-type="string">
            <text:p>Signe de (-x+27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/>
          <table:table-cell table:style-name="ce5" table:formula="of:=COM.MICROSOFT.CONCAT(&quot;Signe de &quot;;[Données.D44])" office:value-type="string" office:string-value="Signe de (-x-22)" calcext:value-type="string">
            <text:p>Signe de (-x-22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50]" office:value-type="string" office:string-value="Signe de (-x+9)(-x+27)" calcext:value-type="string">
            <text:p>Signe de (-x+9)(-x+27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-x-5) / (-x-22)" calcext:value-type="string">
            <text:p>Signe de (-x-5) / (-x-22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Default"/>
          <table:covered-table-cell table:number-columns-repeated="3"/>
          <table:table-cell table:number-columns-repeated="4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8" table:formula="of:=IF([.$C$17];[Données.C47];&quot;&quot;)" table:number-columns-spanned="2" table:number-rows-spanned="1">
            <text:p/>
          </table:table-cell>
          <table:covered-table-cell table:style-name="ce11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8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8" table:formula="of:=IF([.$C$17];[Données.C52];&quot;&quot;)" table:number-columns-spanned="2" table:number-rows-spanned="1">
            <text:p/>
          </table:table-cell>
          <table:covered-table-cell table:style-name="ce11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8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5]" office:value-type="string" office:string-value="Signe de (-x+9)" calcext:value-type="string">
            <text:p>Signe de (-x+9)</text:p>
          </table:table-cell>
          <table:table-cell table:style-name="ce14" table:formula="of:=IF([.$C$17];[Données.B48];&quot;&quot;)">
            <text:p/>
          </table:table-cell>
          <table:table-cell table:style-name="ce118" table:formula="of:=IF([.$C$17];[Données.C48];&quot;&quot;)" table:number-columns-spanned="2" table:number-rows-spanned="1">
            <text:p/>
          </table:table-cell>
          <table:covered-table-cell table:style-name="ce118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118" table:formula="of:=IF([.$C$17];[Données.F48];&quot;&quot;)" table:number-columns-spanned="2" table:number-rows-spanned="1">
            <text:p/>
          </table:table-cell>
          <table:covered-table-cell table:style-name="ce118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-x-5)" calcext:value-type="string">
            <text:p>Signe de (-x-5)</text:p>
          </table:table-cell>
          <table:table-cell table:style-name="ce14" table:formula="of:=IF([.$C$17];[Données.B53];&quot;&quot;)">
            <text:p/>
          </table:table-cell>
          <table:table-cell table:style-name="ce118" table:formula="of:=IF([.$C$17];[Données.C53];&quot;&quot;)" table:number-columns-spanned="2" table:number-rows-spanned="1">
            <text:p/>
          </table:table-cell>
          <table:covered-table-cell table:style-name="ce118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118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6]" office:value-type="string" office:string-value="Signe de (-x+27)" calcext:value-type="string">
            <text:p>Signe de (-x+27)</text:p>
          </table:table-cell>
          <table:table-cell table:style-name="ce14" table:formula="of:=IF([.$C$17];[Données.B49];&quot;&quot;)">
            <text:p/>
          </table:table-cell>
          <table:table-cell table:style-name="ce118" table:formula="of:=IF([.$C$17];[Données.C49];&quot;&quot;)" table:number-columns-spanned="2" table:number-rows-spanned="1">
            <text:p/>
          </table:table-cell>
          <table:covered-table-cell table:style-name="ce118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118" table:formula="of:=IF([.$C$17];[Données.F49];&quot;&quot;)" table:number-columns-spanned="2" table:number-rows-spanned="1">
            <text:p/>
          </table:table-cell>
          <table:covered-table-cell table:style-name="ce118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-x-22)" calcext:value-type="string">
            <text:p>Signe de (-x-22)</text:p>
          </table:table-cell>
          <table:table-cell table:style-name="ce14" table:formula="of:=IF([.$C$17];[Données.B54];&quot;&quot;)">
            <text:p/>
          </table:table-cell>
          <table:table-cell table:style-name="ce118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118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-x+9)(-x+27)" calcext:value-type="string">
            <text:p>Signe de (-x+9)(-x+27)</text:p>
          </table:table-cell>
          <table:table-cell table:style-name="ce14" table:formula="of:=IF([.$C$17];[Données.B50];&quot;&quot;)">
            <text:p/>
          </table:table-cell>
          <table:table-cell table:style-name="ce118" table:formula="of:=IF([.$C$17];[Données.C50];&quot;&quot;)" table:number-columns-spanned="2" table:number-rows-spanned="1">
            <text:p/>
          </table:table-cell>
          <table:covered-table-cell table:style-name="ce118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118" table:formula="of:=IF([.$C$17];[Données.F50];&quot;&quot;)" table:number-columns-spanned="2" table:number-rows-spanned="1">
            <text:p/>
          </table:table-cell>
          <table:covered-table-cell table:style-name="ce118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-x-5) / (-x-22)" calcext:value-type="string">
            <text:p>Signe de (-x-5) / (-x-22)</text:p>
          </table:table-cell>
          <table:table-cell table:style-name="ce14" table:formula="of:=IF([.$C$17];[Données.B55];&quot;&quot;)">
            <text:p/>
          </table:table-cell>
          <table:table-cell table:style-name="ce118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118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105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105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105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105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105"/>
          <table:table-cell table:style-name="ce15"/>
          <table:table-cell table:style-name="ce105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105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6" table:number-rows-repeated="3">
          <table:table-cell table:style-name="ce105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105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6">
          <table:table-cell table:style-name="ce105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/>
          <table:table-cell table:style-name="ce105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"/>
          <table:table-cell table:style-name="ce105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veau 2" table:style-name="ta1" table:protected="true" table:protection-key="ib0ZgVVayCDS3LObPa33AO8xE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5" form:id="control5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64.4mm" svg:x2="161.86mm" svg:y2="209.34mm">
            <text:p/>
          </draw:line>
          <draw:line draw:z-index="4" draw:style-name="gr4" draw:text-style-name="P2" svg:x1="207.08mm" svg:y1="164.28mm" svg:x2="207.08mm" svg:y2="209.02mm">
            <text:p/>
          </draw:line>
          <draw:line draw:z-index="5" draw:style-name="gr5" draw:text-style-name="P2" svg:x1="422.68mm" svg:y1="59.27mm" svg:x2="422.68mm" svg:y2="89.38mm">
            <text:p/>
          </draw:line>
          <draw:line draw:z-index="6" draw:style-name="gr4" draw:text-style-name="P2" svg:x1="468.05mm" svg:y1="59.39mm" svg:x2="468.05mm" svg:y2="89.38mm">
            <text:p/>
          </draw:line>
          <draw:line draw:z-index="7" draw:style-name="gr4" draw:text-style-name="P2" svg:x1="422.5mm" svg:y1="164.5mm" svg:x2="422.5mm" svg:y2="194.4mm">
            <text:p/>
          </draw:line>
          <draw:line draw:z-index="8" draw:style-name="gr4" draw:text-style-name="P2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5"/>
          <draw:control draw:z-index="10" draw:style-name="gr3" draw:text-style-name="P4" svg:width="39.9mm" svg:height="16.8mm" svg:x="349.83mm" svg:y="6.03mm" draw:control="control6"/>
          <draw:control draw:z-index="11" draw:style-name="gr3" draw:text-style-name="P4" svg:width="40.19mm" svg:height="16.8mm" svg:x="395.34mm" svg:y="6.67mm" draw:control="control7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7">
          <table:table-cell table:style-name="ce84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50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[Données.N74]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covered-table-cell table:number-columns-repeated="2" table:style-name="ce150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5" table:formula="of:=[$Données.A67]" office:value-type="string" office:string-value="Signe de (-2x+11)" calcext:value-type="string">
            <text:p>Signe de (-2x+11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 table:style-name="ce13"/>
          <table:table-cell table:style-name="ce5" table:formula="of:=[$Données.A72]" office:value-type="string" office:string-value="Signe de (-6x+7)" calcext:value-type="string">
            <text:p>Signe de (-6x+7)</text:p>
          </table:table-cell>
          <table:table-cell table:style-name="ce11"/>
          <table:table-cell table:style-name="ce117" table:number-columns-spanned="2" table:number-rows-spanned="1"/>
          <table:covered-table-cell table:style-name="ce116"/>
          <table:table-cell table:style-name="ce117"/>
          <table:table-cell table:style-name="ce116" table:number-columns-spanned="2" table:number-rows-spanned="1"/>
          <table:covered-table-cell table:style-name="ce11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5" table:formula="of:=[$Données.A68]" office:value-type="string" office:string-value="Signe de (2x+9)" calcext:value-type="string">
            <text:p>Signe de (2x+9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13"/>
          <table:table-cell table:style-name="ce5" table:formula="of:=[$Données.A73]" office:value-type="string" office:string-value="Signe de (-4x+5)" calcext:value-type="string">
            <text:p>Signe de (-4x+5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5" table:formula="of:=[$Données.A69]" office:value-type="string" office:string-value="Signe de (-2x+11)(2x+9)" calcext:value-type="string">
            <text:p>Signe de (-2x+11)(2x+9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style-name="ce13"/>
          <table:table-cell table:style-name="ce5" table:formula="of:=[$Données.A74]" office:value-type="string" office:string-value="Signe de (-6x+7) / (-4x+5)" calcext:value-type="string">
            <text:p>Signe de (-6x+7) / (-4x+5)</text:p>
          </table:table-cell>
          <table:table-cell table:style-name="ce11"/>
          <table:table-cell table:style-name="ce117" table:number-columns-spanned="2" table:number-rows-spanned="1"/>
          <table:covered-table-cell table:style-name="ce117"/>
          <table:table-cell table:style-name="ce117"/>
          <table:table-cell table:style-name="ce117" table:number-columns-spanned="2" table:number-rows-spanned="1"/>
          <table:covered-table-cell table:style-name="ce11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6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7"/>
        </table:table-row>
        <table:table-row table:style-name="ro7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 table:style-name="ce13"/>
          <table:table-cell table:style-name="ce13" table:number-columns-repeated="4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7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7">
          <table:table-cell table:style-name="ce5" table:formula="of:=[.A5]" office:value-type="string" office:string-value="Signe de (-2x+11)" calcext:value-type="string">
            <text:p>Signe de (-2x+11)</text:p>
          </table:table-cell>
          <table:table-cell table:style-name="ce75" table:formula="of:=IF([.$C$17];[Données.B67];&quot;&quot;)">
            <text:p/>
          </table:table-cell>
          <table:table-cell table:style-name="ce159" table:formula="of:=IF([.$C$17];[Données.C67];&quot;&quot;)" table:number-columns-spanned="2" table:number-rows-spanned="1">
            <text:p/>
          </table:table-cell>
          <table:covered-table-cell table:style-name="ce160"/>
          <table:table-cell table:style-name="ce159" table:formula="of:=IF([.$C$17];[Données.E67];&quot;&quot;)">
            <text:p/>
          </table:table-cell>
          <table:table-cell table:style-name="ce160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6x+7)" calcext:value-type="string">
            <text:p>Signe de (-6x+7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59" table:formula="of:=IF([.$C$17];[Données.C72];&quot;&quot;)" table:number-columns-spanned="2" table:number-rows-spanned="1">
            <text:p/>
          </table:table-cell>
          <table:covered-table-cell table:style-name="ce160"/>
          <table:table-cell table:style-name="ce159" table:formula="of:=IF([.$C$17];[Données.E72];&quot;&quot;)">
            <text:p/>
          </table:table-cell>
          <table:table-cell table:style-name="ce160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7">
          <table:table-cell table:style-name="ce5" table:formula="of:=[.A6]" office:value-type="string" office:string-value="Signe de (2x+9)" calcext:value-type="string">
            <text:p>Signe de (2x+9)</text:p>
          </table:table-cell>
          <table:table-cell table:style-name="ce75" table:formula="of:=IF([.$C$17];[Données.B68];&quot;&quot;)">
            <text:p/>
          </table:table-cell>
          <table:table-cell table:style-name="ce160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59" table:formula="of:=IF([.$C$17];[Données.E68];&quot;&quot;)">
            <text:p/>
          </table:table-cell>
          <table:table-cell table:style-name="ce159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-4x+5)" calcext:value-type="string">
            <text:p>Signe de (-4x+5)</text:p>
          </table:table-cell>
          <table:table-cell table:style-name="ce75" table:formula="of:=IF([.$C$17];[Données.B73];&quot;&quot;)">
            <text:p/>
          </table:table-cell>
          <table:table-cell table:style-name="ce160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59" table:formula="of:=IF([.$C$17];[Données.E73];&quot;&quot;)">
            <text:p/>
          </table:table-cell>
          <table:table-cell table:style-name="ce159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7">
          <table:table-cell table:style-name="ce5" table:formula="of:=[.A7]" office:value-type="string" office:string-value="Signe de (-2x+11)(2x+9)" calcext:value-type="string">
            <text:p>Signe de (-2x+11)(2x+9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8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6x+7) / (-4x+5)" calcext:value-type="string">
            <text:p>Signe de (-6x+7) / (-4x+5)</text:p>
          </table:table-cell>
          <table:table-cell table:style-name="ce80" table:formula="of:=IF([.$C$17];[Données.B74];&quot;&quot;)">
            <text:p/>
          </table:table-cell>
          <table:table-cell table:style-name="ce118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118" table:formula="of:=IF([.$C$17];[Données.E74];&quot;&quot;)">
            <text:p/>
          </table:table-cell>
          <table:table-cell table:style-name="ce118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7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3" table:style-name="ta1" table:protected="true" table:protection-key="ib0ZgVVayCDS3LObPa33AO8xE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9" form:id="control9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8"/>
          <draw:control draw:z-index="8" draw:style-name="gr3" draw:text-style-name="P4" svg:width="39.9mm" svg:height="16.8mm" svg:x="276.58mm" svg:y="5.64mm" draw:control="control9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8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50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4]" office:value-type="string" office:string-value="Signe de (-2x+1)" calcext:value-type="string">
            <text:p>Signe de (-2x+1)</text:p>
          </table:table-cell>
          <table:table-cell table:style-name="ce89"/>
          <table:table-cell table:style-name="ce178" table:number-columns-spanned="2" table:number-rows-spanned="1"/>
          <table:covered-table-cell table:style-name="ce181"/>
          <table:table-cell table:style-name="ce181"/>
          <table:table-cell table:style-name="ce181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5]" office:value-type="string" office:string-value="Signe de (2x+5)" calcext:value-type="string">
            <text:p>Signe de (2x+5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6]" office:value-type="string" office:string-value="Signe de (-3x+5)" calcext:value-type="string">
            <text:p>Signe de (-3x+5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87]" office:value-type="string" office:string-value="Signe de (-2x+1)(2x+5)(-3x+5)" calcext:value-type="string">
            <text:p>Signe de (-2x+1)(2x+5)(-3x+5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59"/>
          <table:table-cell table:style-name="ce159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2x+1)" calcext:value-type="string">
            <text:p>Signe de (-2x+1)</text:p>
          </table:table-cell>
          <table:table-cell table:style-name="ce75" table:formula="of:=IF([.$C$17];[Données.B84];&quot;&quot;)">
            <text:p/>
          </table:table-cell>
          <table:table-cell table:style-name="ce160" table:formula="of:=IF([.$C$17];[Données.C84];&quot;&quot;)" table:number-columns-spanned="2" table:number-rows-spanned="1">
            <text:p/>
          </table:table-cell>
          <table:covered-table-cell table:style-name="ce160"/>
          <table:table-cell table:style-name="ce160" table:formula="of:=IF([.$C$17];[Données.E84];&quot;&quot;)">
            <text:p/>
          </table:table-cell>
          <table:table-cell table:style-name="ce160" table:formula="of:=IF([.$C$17];[Données.F84];&quot;&quot;)" table:number-columns-spanned="2" table:number-rows-spanned="1">
            <text:p/>
          </table:table-cell>
          <table:covered-table-cell table:style-name="ce159"/>
          <table:table-cell table:style-name="ce160" table:formula="of:=IF([.$C$17];[Données.H84];&quot;&quot;)">
            <text:p/>
          </table:table-cell>
          <table:table-cell table:style-name="ce160" table:formula="of:=IF([.$C$17];[Données.I84];&quot;&quot;)" table:number-columns-spanned="2" table:number-rows-spanned="1">
            <text:p/>
          </table:table-cell>
          <table:covered-table-cell table:style-name="ce159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2x+5)" calcext:value-type="string">
            <text:p>Signe de (2x+5)</text:p>
          </table:table-cell>
          <table:table-cell table:style-name="ce75" table:formula="of:=IF([.$C$17];[Données.B85];&quot;&quot;)">
            <text:p/>
          </table:table-cell>
          <table:table-cell table:style-name="ce160" table:formula="of:=IF([.$C$17];[Données.C85];&quot;&quot;)" table:number-columns-spanned="2" table:number-rows-spanned="1">
            <text:p/>
          </table:table-cell>
          <table:covered-table-cell table:style-name="ce160"/>
          <table:table-cell table:style-name="ce160" table:formula="of:=IF([.$C$17];[Données.E85];&quot;&quot;)">
            <text:p/>
          </table:table-cell>
          <table:table-cell table:style-name="ce160" table:formula="of:=IF([.$C$17];[Données.F85];&quot;&quot;)" table:number-columns-spanned="2" table:number-rows-spanned="1">
            <text:p/>
          </table:table-cell>
          <table:covered-table-cell table:style-name="ce159"/>
          <table:table-cell table:style-name="ce160" table:formula="of:=IF([.$C$17];[Données.H85];&quot;&quot;)">
            <text:p/>
          </table:table-cell>
          <table:table-cell table:style-name="ce160" table:formula="of:=IF([.$C$17];[Données.I85];&quot;&quot;)" table:number-columns-spanned="2" table:number-rows-spanned="1">
            <text:p/>
          </table:table-cell>
          <table:covered-table-cell table:style-name="ce159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3x+5)" calcext:value-type="string">
            <text:p>Signe de (-3x+5)</text:p>
          </table:table-cell>
          <table:table-cell table:style-name="ce75" table:formula="of:=IF([.$C$17];[Données.B86];&quot;&quot;)">
            <text:p/>
          </table:table-cell>
          <table:table-cell table:style-name="ce160" table:formula="of:=IF([.$C$17];[Données.C86];&quot;&quot;)" table:number-columns-spanned="2" table:number-rows-spanned="1">
            <text:p/>
          </table:table-cell>
          <table:covered-table-cell table:style-name="ce160"/>
          <table:table-cell table:style-name="ce160" table:formula="of:=IF([.$C$17];[Données.E86];&quot;&quot;)">
            <text:p/>
          </table:table-cell>
          <table:table-cell table:style-name="ce160" table:formula="of:=IF([.$C$17];[Données.F86];&quot;&quot;)" table:number-columns-spanned="2" table:number-rows-spanned="1">
            <text:p/>
          </table:table-cell>
          <table:covered-table-cell table:style-name="ce159"/>
          <table:table-cell table:style-name="ce160" table:formula="of:=IF([.$C$17];[Données.H86];&quot;&quot;)">
            <text:p/>
          </table:table-cell>
          <table:table-cell table:style-name="ce160" table:formula="of:=IF([.$C$17];[Données.I86];&quot;&quot;)" table:number-columns-spanned="2" table:number-rows-spanned="1">
            <text:p/>
          </table:table-cell>
          <table:covered-table-cell table:style-name="ce159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2x+1)(2x+5)(-3x+5)" calcext:value-type="string">
            <text:p>Signe de (-2x+1)(2x+5)(-3x+5)</text:p>
          </table:table-cell>
          <table:table-cell table:style-name="ce75" table:formula="of:=IF([.$C$17];[Données.B87];&quot;&quot;)">
            <text:p/>
          </table:table-cell>
          <table:table-cell table:style-name="ce160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60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/>
          <table:covered-table-cell table:style-name="ce176"/>
          <table:covered-table-cell table:style-name="ce94"/>
          <table:covered-table-cell/>
          <table:table-cell table:number-columns-repeated="1019"/>
        </table:table-row>
        <table:table-row table:style-name="ro7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iveau 4" table:style-name="ta1" table:protected="true" table:protection-key="ib0ZgVVayCDS3LObPa33AO8xEj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6.64mm" draw:control="control11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8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50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84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97]" office:value-type="string" office:string-value="Signe de (5x-7)" calcext:value-type="string">
            <text:p>Signe de (5x-7)</text:p>
          </table:table-cell>
          <table:table-cell table:style-name="ce89"/>
          <table:table-cell table:style-name="ce178" table:number-columns-spanned="2" table:number-rows-spanned="1"/>
          <table:covered-table-cell table:style-name="ce181"/>
          <table:table-cell table:style-name="ce181"/>
          <table:table-cell table:style-name="ce181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98]" office:value-type="string" office:string-value="Signe de (-5x-7)" calcext:value-type="string">
            <text:p>Signe de (-5x-7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99]" office:value-type="string" office:string-value="Signe de (4x-7)" calcext:value-type="string">
            <text:p>Signe de (4x-7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$Données.A100]" office:value-type="string" office:string-value="Signe de (5x-7)(-5x-7) / (4x-7)" calcext:value-type="string">
            <text:p>Signe de (5x-7)(-5x-7) / (4x-7)</text:p>
          </table:table-cell>
          <table:table-cell table:style-name="ce89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78"/>
          <table:table-cell table:style-name="ce178" table:number-columns-spanned="2" table:number-rows-spanned="1"/>
          <table:covered-table-cell table:style-name="ce178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50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60"/>
          <table:table-cell table:style-name="ce160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59"/>
          <table:table-cell table:style-name="ce159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50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5x-7)" calcext:value-type="string">
            <text:p>Signe de (5x-7)</text:p>
          </table:table-cell>
          <table:table-cell table:style-name="ce75" table:formula="of:=IF([.$C$19];[Données.B97];&quot;&quot;)">
            <text:p/>
          </table:table-cell>
          <table:table-cell table:style-name="ce160" table:formula="of:=IF([.$C$19];[Données.C97];&quot;&quot;)" table:number-columns-spanned="2" table:number-rows-spanned="1">
            <text:p/>
          </table:table-cell>
          <table:covered-table-cell table:style-name="ce160"/>
          <table:table-cell table:style-name="ce160" table:formula="of:=IF([.$C$19];[Données.E97];&quot;&quot;)">
            <text:p/>
          </table:table-cell>
          <table:table-cell table:style-name="ce160" table:formula="of:=IF([.$C$19];[Données.F97];&quot;&quot;)" table:number-columns-spanned="2" table:number-rows-spanned="1">
            <text:p/>
          </table:table-cell>
          <table:covered-table-cell table:style-name="ce159"/>
          <table:table-cell table:style-name="ce160" table:formula="of:=IF([.$C$19];[Données.H97];&quot;&quot;)">
            <text:p/>
          </table:table-cell>
          <table:table-cell table:style-name="ce160" table:formula="of:=IF([.$C$19];[Données.I97];&quot;&quot;)" table:number-columns-spanned="2" table:number-rows-spanned="1">
            <text:p/>
          </table:table-cell>
          <table:covered-table-cell table:style-name="ce159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5x-7)" calcext:value-type="string">
            <text:p>Signe de (-5x-7)</text:p>
          </table:table-cell>
          <table:table-cell table:style-name="ce75" table:formula="of:=IF([.$C$19];[Données.B98];&quot;&quot;)">
            <text:p/>
          </table:table-cell>
          <table:table-cell table:style-name="ce160" table:formula="of:=IF([.$C$19];[Données.C98];&quot;&quot;)" table:number-columns-spanned="2" table:number-rows-spanned="1">
            <text:p/>
          </table:table-cell>
          <table:covered-table-cell table:style-name="ce160"/>
          <table:table-cell table:style-name="ce160" table:formula="of:=IF([.$C$19];[Données.E98];&quot;&quot;)">
            <text:p/>
          </table:table-cell>
          <table:table-cell table:style-name="ce160" table:formula="of:=IF([.$C$19];[Données.F98];&quot;&quot;)" table:number-columns-spanned="2" table:number-rows-spanned="1">
            <text:p/>
          </table:table-cell>
          <table:covered-table-cell table:style-name="ce159"/>
          <table:table-cell table:style-name="ce160" table:formula="of:=IF([.$C$19];[Données.H98];&quot;&quot;)">
            <text:p/>
          </table:table-cell>
          <table:table-cell table:style-name="ce160" table:formula="of:=IF([.$C$19];[Données.I98];&quot;&quot;)" table:number-columns-spanned="2" table:number-rows-spanned="1">
            <text:p/>
          </table:table-cell>
          <table:covered-table-cell table:style-name="ce159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4x-7)" calcext:value-type="string">
            <text:p>Signe de (4x-7)</text:p>
          </table:table-cell>
          <table:table-cell table:style-name="ce75" table:formula="of:=IF([.$C$19];[Données.B99];&quot;&quot;)">
            <text:p/>
          </table:table-cell>
          <table:table-cell table:style-name="ce160" table:formula="of:=IF([.$C$19];[Données.C99];&quot;&quot;)" table:number-columns-spanned="2" table:number-rows-spanned="1">
            <text:p/>
          </table:table-cell>
          <table:covered-table-cell table:style-name="ce160"/>
          <table:table-cell table:style-name="ce160" table:formula="of:=IF([.$C$19];[Données.E99];&quot;&quot;)">
            <text:p/>
          </table:table-cell>
          <table:table-cell table:style-name="ce160" table:formula="of:=IF([.$C$19];[Données.F99];&quot;&quot;)" table:number-columns-spanned="2" table:number-rows-spanned="1">
            <text:p/>
          </table:table-cell>
          <table:covered-table-cell table:style-name="ce159"/>
          <table:table-cell table:style-name="ce160" table:formula="of:=IF([.$C$19];[Données.H99];&quot;&quot;)">
            <text:p/>
          </table:table-cell>
          <table:table-cell table:style-name="ce160" table:formula="of:=IF([.$C$19];[Données.I99];&quot;&quot;)" table:number-columns-spanned="2" table:number-rows-spanned="1">
            <text:p/>
          </table:table-cell>
          <table:covered-table-cell table:style-name="ce159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8]" office:value-type="string" office:string-value="Signe de (5x-7)(-5x-7) / (4x-7)" calcext:value-type="string">
            <text:p>Signe de (5x-7)(-5x-7) / (4x-7)</text:p>
          </table:table-cell>
          <table:table-cell table:style-name="ce75" table:formula="of:=IF([.$C$19];[Données.B100];&quot;&quot;)">
            <text:p/>
          </table:table-cell>
          <table:table-cell table:style-name="ce160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60" table:formula="of:=IF([.$C$19];[Données.E100];&quot;&quot;)">
            <text:p/>
          </table:table-cell>
          <table:table-cell table:style-name="ce160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60" table:formula="of:=IF([.$C$19];[Données.H100];&quot;&quot;)">
            <text:p/>
          </table:table-cell>
          <table:table-cell table:style-name="ce160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7">
          <table:table-cell table:style-name="ce99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/>
          <table:table-cell table:number-columns-repeated="1019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nnées" table:style-name="ta2" table:protected="true" table:protection-key="ib0ZgVVayCDS3LObPa33AO8xEj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4" table:default-cell-style-name="ce204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29" table:default-cell-style-name="ce204"/>
        <table:table-column table:style-name="co30" table:number-columns-repeated="2" table:default-cell-style-name="ce204"/>
        <table:table-column table:style-name="co31" table:number-columns-repeated="5" table:default-cell-style-name="ce204"/>
        <table:table-column table:style-name="co32" table:default-cell-style-name="ce204"/>
        <table:table-column table:style-name="co33" table:default-cell-style-name="ce204"/>
        <table:table-column table:style-name="co33" table:default-cell-style-name="ce322"/>
        <table:table-column table:style-name="co33" table:number-columns-repeated="5" table:default-cell-style-name="ce204"/>
        <table:table-column table:style-name="co1" table:number-columns-repeated="1003" table:default-cell-style-name="ce204"/>
        <table:table-row table:style-name="ro3">
          <table:table-cell table:style-name="ce195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209"/>
          <table:covered-table-cell table:style-name="ce247"/>
          <table:covered-table-cell table:style-name="ce263"/>
          <table:covered-table-cell table:number-columns-repeated="11" table:style-name="ce206"/>
          <table:table-cell table:style-name="ce300"/>
          <table:table-cell table:style-name="ce206" table:number-columns-repeated="951"/>
          <table:table-cell table:number-columns-repeated="57"/>
        </table:table-row>
        <table:table-row table:style-name="ro3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716589" calcext:value-type="float">
            <text:p>716589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9" calcext:value-type="float">
            <text:p>9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227772" calcext:value-type="float">
            <text:p>227772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27" calcext:value-type="float">
            <text:p>27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777880" calcext:value-type="float">
            <text:p>777880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5" calcext:value-type="float">
            <text:p>5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346369" calcext:value-type="float">
            <text:p>346369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22" calcext:value-type="float">
            <text:p>22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342259" calcext:value-type="float">
            <text:p>342259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24" calcext:value-type="float">
            <text:p>24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13913" calcext:value-type="float">
            <text:p>613913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12" calcext:value-type="float">
            <text:p>12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72039" calcext:value-type="float">
            <text:p>672039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10" calcext:value-type="float">
            <text:p>10</text:p>
          </table:table-cell>
          <table:table-cell table:style-name="ce302"/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07925" calcext:value-type="float">
            <text:p>607925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15" calcext:value-type="float">
            <text:p>1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462440" calcext:value-type="float">
            <text:p>462440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21" calcext:value-type="float">
            <text:p>21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338950" calcext:value-type="float">
            <text:p>338950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25" calcext:value-type="float">
            <text:p>2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188524" calcext:value-type="float">
            <text:p>188524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28" calcext:value-type="float">
            <text:p>28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510804" calcext:value-type="float">
            <text:p>510804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19" calcext:value-type="float">
            <text:p>19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909783" calcext:value-type="float">
            <text:p>909783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1" calcext:value-type="float">
            <text:p>1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94946" calcext:value-type="float">
            <text:p>94946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29" calcext:value-type="float">
            <text:p>29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252857" calcext:value-type="float">
            <text:p>252857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26" calcext:value-type="float">
            <text:p>26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530216" calcext:value-type="float">
            <text:p>530216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18" calcext:value-type="float">
            <text:p>18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68275" calcext:value-type="float">
            <text:p>768275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6" calcext:value-type="float">
            <text:p>6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62514" calcext:value-type="float">
            <text:p>762514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7" calcext:value-type="float">
            <text:p>7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05517" calcext:value-type="float">
            <text:p>505517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20" calcext:value-type="float">
            <text:p>20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13751" calcext:value-type="float">
            <text:p>613751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13" calcext:value-type="float">
            <text:p>13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25362" calcext:value-type="float">
            <text:p>725362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8" calcext:value-type="float">
            <text:p>8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609516" calcext:value-type="float">
            <text:p>609516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14" calcext:value-type="float">
            <text:p>14</text:p>
          </table:table-cell>
          <table:table-cell table:style-name="ce302"/>
          <table:table-cell/>
          <table:table-cell table:style-name="ce212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345862" calcext:value-type="float">
            <text:p>345862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23" calcext:value-type="float">
            <text:p>23</text:p>
          </table:table-cell>
          <table:table-cell table:style-name="ce302"/>
          <table:table-cell/>
          <table:table-cell table:style-name="ce212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643560" calcext:value-type="float">
            <text:p>643560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11" calcext:value-type="float">
            <text:p>11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1907" calcext:value-type="float">
            <text:p>91907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30" calcext:value-type="float">
            <text:p>30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45688" calcext:value-type="float">
            <text:p>545688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17" calcext:value-type="float">
            <text:p>17</text:p>
          </table:table-cell>
          <table:table-cell table:style-name="ce302"/>
          <table:table-cell/>
          <table:table-cell table:style-name="ce212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81104" calcext:value-type="float">
            <text:p>581104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16" calcext:value-type="float">
            <text:p>16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60045" calcext:value-type="float">
            <text:p>860045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2" calcext:value-type="float">
            <text:p>2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54342" calcext:value-type="float">
            <text:p>854342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3" calcext:value-type="float">
            <text:p>3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40672" calcext:value-type="float">
            <text:p>840672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4" calcext:value-type="float">
            <text:p>4</text:p>
          </table:table-cell>
          <table:table-cell table:style-name="ce302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212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06"/>
          <table:table-cell table:style-name="ce218" office:value-type="string" calcext:value-type="string">
            <text:p>a₁</text:p>
          </table:table-cell>
          <table:table-cell table:style-name="ce218" office:value-type="string" calcext:value-type="string">
            <text:p>b₁</text:p>
          </table:table-cell>
          <table:table-cell table:style-name="ce267" office:value-type="string" calcext:value-type="string">
            <text:p>Facteur 1</text:p>
          </table:table-cell>
          <table:table-cell table:style-name="ce218" office:value-type="string" calcext:value-type="string">
            <text:p>rac 1</text:p>
          </table:table-cell>
          <table:table-cell table:style-name="ce267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12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212" table:number-columns-repeated="2"/>
          <table:table-cell table:number-columns-repeated="1001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3];[.$B$3:.$N$32];1)" office:value-type="float" office:value="9" calcext:value-type="float">
            <text:p>9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-x+9)" calcext:value-type="string">
            <text:p>(-x+9)</text:p>
          </table:table-cell>
          <table:table-cell table:style-name="ce235" table:formula="of:=-[.C37]/[.B37]" office:value-type="float" office:value="9" calcext:value-type="float">
            <text:p>9</text:p>
          </table:table-cell>
          <table:table-cell table:style-name="ce230" table:formula="of:=IF(SIGN([.B37]*([.E37]-1)+[.C37])&lt;0;&quot;-&quot;;&quot;+&quot;)" office:value-type="string" office:string-value="+" calcext:value-type="string">
            <text:p>+</text:p>
          </table:table-cell>
          <table:table-cell table:style-name="ce230" table:formula="of:=IF(SIGN([.B37]*AVERAGE([.E37];[.E39])+[.C37])&lt;0;&quot;-&quot;;&quot;+&quot;)" office:value-type="string" office:string-value="-" calcext:value-type="string">
            <text:p>-</text:p>
          </table:table-cell>
          <table:table-cell table:style-name="ce230" table:formula="of:=IF(SIGN([.B37]*([.E37]+1)+[.C37])&lt;0;&quot;-&quot;;&quot;+&quot;)" office:value-type="string" office:string-value="-" calcext:value-type="string">
            <text:p>-</text:p>
          </table:table-cell>
          <table:table-cell table:style-name="ce212"/>
          <table:table-cell table:style-name="ce235" table:formula="of:=MIN([.E37];[.E39])" office:value-type="float" office:value="9" calcext:value-type="float">
            <text:p>9</text:p>
          </table:table-cell>
          <table:table-cell table:style-name="ce235" table:formula="of:=MAX([.E37];[.E39])" office:value-type="float" office:value="27" calcext:value-type="float">
            <text:p>27</text:p>
          </table:table-cell>
          <table:table-cell table:style-name="ce235" table:formula="of:=SUM([.I36:.J40])" office:value-type="float" office:value="9" calcext:value-type="float">
            <text:p>9</text:p>
          </table:table-cell>
          <table:table-cell table:number-columns-repeated="9"/>
          <table:table-cell table:style-name="ce212"/>
          <table:table-cell table:number-columns-repeated="1002"/>
        </table:table-row>
        <table:table-row table:style-name="ro3">
          <table:table-cell/>
          <table:table-cell table:style-name="ce218" office:value-type="string" calcext:value-type="string">
            <text:p>a₂</text:p>
          </table:table-cell>
          <table:table-cell table:style-name="ce218" office:value-type="string" calcext:value-type="string">
            <text:p>b₂</text:p>
          </table:table-cell>
          <table:table-cell table:style-name="ce267" office:value-type="string" calcext:value-type="string">
            <text:p>Facteur 2</text:p>
          </table:table-cell>
          <table:table-cell table:style-name="ce218" office:value-type="string" calcext:value-type="string">
            <text:p>rac 2</text:p>
          </table:table-cell>
          <table:table-cell table:style-name="ce267" office:value-type="string" calcext:value-type="string" table:number-columns-spanned="3" table:number-rows-spanned="1">
            <text:p>Signes</text:p>
          </table:table-cell>
          <table:covered-table-cell table:number-columns-repeated="2" table:style-name="ce218"/>
          <table:table-cell table:style-name="ce212" table:number-columns-repeated="2"/>
          <table:table-cell table:number-columns-repeated="11"/>
          <table:table-cell table:style-name="ce212"/>
          <table:table-cell table:number-columns-repeated="1002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4];[.$B$3:.$N$32];1)" office:value-type="float" office:value="27" calcext:value-type="float">
            <text:p>27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-x+27)" calcext:value-type="string">
            <text:p>(-x+27)</text:p>
          </table:table-cell>
          <table:table-cell table:style-name="ce235" table:formula="of:=-[.C39]/[.B39]" office:value-type="float" office:value="27" calcext:value-type="float">
            <text:p>27</text:p>
          </table:table-cell>
          <table:table-cell table:style-name="ce230" table:formula="of:=IF(SIGN([.B39]*([.E39]-1)+[.C39]&lt;0);&quot;-&quot;;&quot;+&quot;)" office:value-type="string" office:string-value="+" calcext:value-type="string">
            <text:p>+</text:p>
          </table:table-cell>
          <table:table-cell table:style-name="ce235" table:formula="of:=IF(SIGN([.B39]*AVERAGE([.E37];[.E39])+[.C39]&lt;0);&quot;-&quot;;&quot;+&quot;)" office:value-type="string" office:string-value="+" calcext:value-type="string">
            <text:p>+</text:p>
          </table:table-cell>
          <table:table-cell table:style-name="ce235" table:formula="of:=IF(SIGN([.B39]*([.E39]+1)+[.C39]&lt;0);&quot;-&quot;;&quot;+&quot;)" office:value-type="string" office:string-value="-" calcext:value-type="string">
            <text:p>-</text:p>
          </table:table-cell>
          <table:table-cell table:style-name="ce212" table:number-columns-repeated="2"/>
          <table:table-cell table:number-columns-repeated="11"/>
          <table:table-cell table:style-name="ce212"/>
          <table:table-cell table:number-columns-repeated="1002"/>
        </table:table-row>
        <table:table-row table:style-name="ro3">
          <table:table-cell/>
          <table:table-cell table:style-name="ce218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212" table:number-columns-repeated="2"/>
          <table:table-cell table:number-columns-repeated="1014"/>
        </table:table-row>
        <table:table-row table:style-name="ro3">
          <table:table-cell table:style-name="ce206"/>
          <table:table-cell table:style-name="ce218" office:value-type="string" calcext:value-type="string">
            <text:p>a₁</text:p>
          </table:table-cell>
          <table:table-cell table:style-name="ce218" office:value-type="string" calcext:value-type="string">
            <text:p>b₁</text:p>
          </table:table-cell>
          <table:table-cell table:style-name="ce267" office:value-type="string" calcext:value-type="string">
            <text:p>Facteur 1</text:p>
          </table:table-cell>
          <table:table-cell table:style-name="ce218" office:value-type="string" calcext:value-type="string">
            <text:p>rac 1</text:p>
          </table:table-cell>
          <table:table-cell table:style-name="ce267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12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5];[.$B$3:.$N$32];1)" office:value-type="float" office:value="-5" calcext:value-type="float">
            <text:p>-5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-x-5)" calcext:value-type="string">
            <text:p>(-x-5)</text:p>
          </table:table-cell>
          <table:table-cell table:style-name="ce235" table:formula="of:=-[.C42]/[.B42]" office:value-type="float" office:value="-5" calcext:value-type="float">
            <text:p>-5</text:p>
          </table:table-cell>
          <table:table-cell table:style-name="ce230" table:formula="of:=IF(SIGN([.B42]*([.E42]-1)+[.C42])&lt;0;&quot;-&quot;;&quot;+&quot;)" office:value-type="string" office:string-value="+" calcext:value-type="string">
            <text:p>+</text:p>
          </table:table-cell>
          <table:table-cell table:style-name="ce230" table:formula="of:=IF(SIGN([.B42]*AVERAGE([.E42];[.E44])+[.C42])&lt;0;&quot;-&quot;;&quot;+&quot;)" office:value-type="string" office:string-value="+" calcext:value-type="string">
            <text:p>+</text:p>
          </table:table-cell>
          <table:table-cell table:style-name="ce230" table:formula="of:=IF(SIGN([.B42]*([.E42]+1)+[.C42])&lt;0;&quot;-&quot;;&quot;+&quot;)" office:value-type="string" office:string-value="-" calcext:value-type="string">
            <text:p>-</text:p>
          </table:table-cell>
          <table:table-cell table:style-name="ce212"/>
          <table:table-cell table:style-name="ce235" table:formula="of:=MIN([.E42];[.E44])" office:value-type="float" office:value="-22" calcext:value-type="float">
            <text:p>-22</text:p>
          </table:table-cell>
          <table:table-cell table:style-name="ce235" table:formula="of:=MAX([.E42];[.E44])" office:value-type="float" office:value="-5" calcext:value-type="float">
            <text:p>-5</text:p>
          </table:table-cell>
          <table:table-cell table:style-name="ce235" table:formula="of:=SUM([.I41:.J46])" office:value-type="float" office:value="-22" calcext:value-type="float">
            <text:p>-22</text:p>
          </table:table-cell>
          <table:table-cell table:number-columns-repeated="1012"/>
        </table:table-row>
        <table:table-row table:style-name="ro3">
          <table:table-cell/>
          <table:table-cell table:style-name="ce218" office:value-type="string" calcext:value-type="string">
            <text:p>a₂</text:p>
          </table:table-cell>
          <table:table-cell table:style-name="ce218" office:value-type="string" calcext:value-type="string">
            <text:p>b₂</text:p>
          </table:table-cell>
          <table:table-cell table:style-name="ce267" office:value-type="string" calcext:value-type="string">
            <text:p>Facteur 2</text:p>
          </table:table-cell>
          <table:table-cell table:style-name="ce218" office:value-type="string" calcext:value-type="string">
            <text:p>rac 2</text:p>
          </table:table-cell>
          <table:table-cell table:style-name="ce267" office:value-type="string" calcext:value-type="string" table:number-columns-spanned="3" table:number-rows-spanned="1">
            <text:p>Signes</text:p>
          </table:table-cell>
          <table:covered-table-cell table:number-columns-repeated="2" table:style-name="ce218"/>
          <table:table-cell table:style-name="ce212" table:number-columns-repeated="2"/>
          <table:table-cell table:style-name="ce322"/>
          <table:table-cell table:number-columns-repeated="1013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6];[.$B$3:.$N$32];1)" office:value-type="float" office:value="-22" calcext:value-type="float">
            <text:p>-22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-x-22)" calcext:value-type="string">
            <text:p>(-x-22)</text:p>
          </table:table-cell>
          <table:table-cell table:style-name="ce235" table:formula="of:=-[.C44]/[.B44]" office:value-type="float" office:value="-22" calcext:value-type="float">
            <text:p>-22</text:p>
          </table:table-cell>
          <table:table-cell table:style-name="ce230" table:formula="of:=IF(SIGN([.B44]*([.E44]-1)+[.C44]&lt;0);&quot;-&quot;;&quot;+&quot;)" office:value-type="string" office:string-value="+" calcext:value-type="string">
            <text:p>+</text:p>
          </table:table-cell>
          <table:table-cell table:style-name="ce235" table:formula="of:=IF(SIGN([.B44]*AVERAGE([.E42];[.E44])+[.C44]&lt;0);&quot;-&quot;;&quot;+&quot;)" office:value-type="string" office:string-value="-" calcext:value-type="string">
            <text:p>-</text:p>
          </table:table-cell>
          <table:table-cell table:style-name="ce235" table:formula="of:=IF(SIGN([.B44]*([.E44]+1)+[.C44]&lt;0);&quot;-&quot;;&quot;+&quot;)" office:value-type="string" office:string-value="-" calcext:value-type="string">
            <text:p>-</text:p>
          </table:table-cell>
          <table:table-cell table:style-name="ce212" table:number-columns-repeated="2"/>
          <table:table-cell table:style-name="ce322"/>
          <table:table-cell table:number-columns-repeated="1013"/>
        </table:table-row>
        <table:table-row table:style-name="ro3">
          <table:table-cell/>
          <table:table-cell table:style-name="ce218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212" table:number-columns-repeated="2"/>
          <table:table-cell table:style-name="ce322"/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 table:number-columns-spanned="6" table:number-rows-spanned="1">
            <text:p>Tableau 1</text:p>
          </table:table-cell>
          <table:covered-table-cell table:style-name="ce212"/>
          <table:covered-table-cell table:style-name="ce289"/>
          <table:covered-table-cell table:number-columns-repeated="3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9" calcext:value-type="float" table:number-columns-spanned="2" table:number-rows-spanned="1">
            <text:p>9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27" calcext:value-type="float" table:number-columns-spanned="2" table:number-rows-spanned="1">
            <text:p>27</text:p>
          </table:table-cell>
          <table:covered-table-cell table:style-name="ce268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1'.C4]);0;IF(['Niveau 1'.C4]=[.C47];1;-0.5))" office:value-type="float" office:value="0" calcext:value-type="float">
            <text:p>0</text:p>
          </table:table-cell>
          <table:table-cell/>
          <table:table-cell table:style-name="ce286" table:formula="of:=IF(ISBLANK([$'Niveau 1'.F4]);0;IF(['Niveau 1'.F4]=[.F47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3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-x+9)" calcext:value-type="string">
            <text:p>Signe de (-x+9)</text:p>
          </table:table-cell>
          <table:table-cell table:style-name="ce239" table:formula="of:=IF([.C40]=1;[.F37];[.F39])" office:value-type="string" office:string-value="+" calcext:value-type="string">
            <text:p>+</text:p>
          </table:table-cell>
          <table:table-cell table:style-name="ce249" table:formula="of:=IF([.C40]=1;IF([.E37]=[.J37];0;&quot;&quot;);IF([.E39]=[.J37];0;&quot;&quot;)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-" calcext:value-type="string">
            <text:p>-</text:p>
          </table:table-cell>
          <table:table-cell table:style-name="ce249" table:formula="of:=IF([.C40]=1;IF([.E37]=[.K37];0;&quot;&quot;);IF([.E39]=[.K37];0;&quot;&quot;))" table:number-columns-spanned="2" table:number-rows-spanned="1">
            <text:p/>
          </table:table-cell>
          <table:covered-table-cell table:style-name="ce268"/>
          <table:table-cell table:style-name="ce274" table:formula="of:=IF([.C40]=1;[.H37];[.H39])" office:value-type="string" office:string-value="-" calcext:value-type="string">
            <text:p>-</text:p>
          </table:table-cell>
          <table:table-cell table:style-name="ce230" table:formula="of:=IF(ISBLANK([$'Niveau 1'.B5]);0;IF(['Niveau 1'.B5]=[.B48];1;-0.5))" office:value-type="float" office:value="0" calcext:value-type="float">
            <text:p>0</text:p>
          </table:table-cell>
          <table:table-cell table:style-name="ce284" table:formula="of:=IF(ISBLANK([$'Niveau 1'.C5]);0;IF(AND(ISBLANK([$'Niveau 1'.C6]);[$'Niveau 1'.C5]=[.C48]);1;-0.5))" office:value-type="float" office:value="0" calcext:value-type="float">
            <text:p>0</text:p>
          </table:table-cell>
          <table:table-cell table:style-name="ce230" table:formula="of:=IF(ISBLANK([$'Niveau 1'.E5]);0;IF(['Niveau 1'.E5]=[.E48];1;-0.5))" office:value-type="float" office:value="0" calcext:value-type="float">
            <text:p>0</text:p>
          </table:table-cell>
          <table:table-cell table:style-name="ce285" table:formula="of:=IF(ISBLANK([$'Niveau 1'.F5]);0;IF(AND(ISBLANK([$'Niveau 1'.F6]);[$'Niveau 1'.F5]=[.F48]);1;-0.5))" office:value-type="float" office:value="0" calcext:value-type="float">
            <text:p>0</text:p>
          </table:table-cell>
          <table:table-cell table:style-name="ce230" table:formula="of:=IF(ISBLANK([$'Niveau 1'.H5]);0;IF(['Niveau 1'.H5]=[.H48];1;-0.5)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-x+27)" calcext:value-type="string">
            <text:p>Signe de (-x+27)</text:p>
          </table:table-cell>
          <table:table-cell table:style-name="ce239" table:formula="of:=IF([.C40]=2;[.F37];[.F39])" office:value-type="string" office:string-value="+" calcext:value-type="string">
            <text:p>+</text:p>
          </table:table-cell>
          <table:table-cell table:style-name="ce249" table:formula="of:=IF([.C40]=2;IF([.E39]=[.K37];0;&quot;&quot;);IF([.E37]=[.K37];0;&quot;&quot;))" table:number-columns-spanned="2" table:number-rows-spanned="1">
            <text:p/>
          </table:table-cell>
          <table:covered-table-cell table:style-name="ce268"/>
          <table:table-cell table:style-name="ce249" table:formula="of:=IF([.C40]=2;[.G37];[.G39])" office:value-type="string" office:string-value="+" calcext:value-type="string">
            <text:p>+</text:p>
          </table:table-cell>
          <table:table-cell table:style-name="ce249" table:formula="of:=IF([.C40]=2;IF([.E39]=[.J37];0;&quot;&quot;);IF([.E37]=[.J37];0;&quot;&quot;))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74" table:formula="of:=IF([.C40]=2;[.H37];[.H39])" office:value-type="string" office:string-value="-" calcext:value-type="string">
            <text:p>-</text:p>
          </table:table-cell>
          <table:table-cell table:style-name="ce230" table:formula="of:=IF(ISBLANK([$'Niveau 1'.B6]);0;IF(['Niveau 1'.B6]=[.B49];1;-0.5))" office:value-type="float" office:value="0" calcext:value-type="float">
            <text:p>0</text:p>
          </table:table-cell>
          <table:table-cell table:style-name="ce285" table:formula="of:=IF(ISBLANK([$'Niveau 1'.C6]);0;IF(AND(ISBLANK([$'Niveau 1'.C5]);[$'Niveau 1'.C6]=[.C49]);1;-0.5))" office:value-type="float" office:value="0" calcext:value-type="float">
            <text:p>0</text:p>
          </table:table-cell>
          <table:table-cell table:style-name="ce230" table:formula="of:=IF(ISBLANK([$'Niveau 1'.E6]);0;IF(['Niveau 1'.E6]=[.E49];1;-0.5))" office:value-type="float" office:value="0" calcext:value-type="float">
            <text:p>0</text:p>
          </table:table-cell>
          <table:table-cell table:style-name="ce285" table:formula="of:=IF(ISBLANK([$'Niveau 1'.F6]);0;IF(AND(ISBLANK([$'Niveau 1'.F5]);[$'Niveau 1'.F6]=[.F49]);1;-0.5))" office:value-type="float" office:value="0" calcext:value-type="float">
            <text:p>0</text:p>
          </table:table-cell>
          <table:table-cell table:style-name="ce230" table:formula="of:=IF(ISBLANK([$'Niveau 1'.H6]);0;IF(['Niveau 1'.H6]=[.H49];1;-0.5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32" table:formula="of:=COM.MICROSOFT.CONCAT(&quot;Signe de &quot;;[.D37];[.D39])" office:value-type="string" office:string-value="Signe de (-x+9)(-x+27)" calcext:value-type="string">
            <text:p>Signe de (-x+9)(-x+27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8" table:formula="of:=IF(OR([.D48]=0;[.D49]=0);0;&quot;&quot;)" office:value-type="string" office:string-value="" calcext:value-type="error">
            <text:p>#RÉF !</text:p>
          </table:covered-table-cell>
          <table:table-cell table:style-name="ce268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ISBLANK([$'Niveau 1'.B7]);0;IF(['Niveau 1'.B7]=[.B50];1;-0.5))" office:value-type="float" office:value="0" calcext:value-type="float">
            <text:p>0</text:p>
          </table:table-cell>
          <table:table-cell table:style-name="ce248" table:formula="of:=IF(ISBLANK([$'Niveau 1'.C7]);0;IF(['Niveau 1'.C7]=[.C50];1;-0.5))" office:value-type="float" office:value="0" calcext:value-type="float">
            <text:p>0</text:p>
          </table:table-cell>
          <table:table-cell table:style-name="ce230" table:formula="of:=IF(ISBLANK([$'Niveau 1'.E7]);0;IF(['Niveau 1'.E7]=[.E50];1;-0.5))" office:value-type="float" office:value="0" calcext:value-type="float">
            <text:p>0</text:p>
          </table:table-cell>
          <table:table-cell table:style-name="ce248" table:formula="of:=IF(ISBLANK([$'Niveau 1'.F7]);0;IF(['Niveau 1'.F7]=[.F50];1;-0.5))" office:value-type="float" office:value="0" calcext:value-type="float">
            <text:p>0</text:p>
          </table:table-cell>
          <table:table-cell table:style-name="ce230" table:formula="of:=IF(ISBLANK([$'Niveau 1'.H7]);0;IF(['Niveau 1'.H7]=[.H50];1;-0.5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15" office:value-type="string" calcext:value-type="string" table:number-columns-spanned="6" table:number-rows-spanned="1">
            <text:p>Tableau 2</text:p>
          </table:table-cell>
          <table:covered-table-cell table:style-name="ce212"/>
          <table:covered-table-cell table:number-columns-repeated="4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22" calcext:value-type="float" table:number-columns-spanned="2" table:number-rows-spanned="1">
            <text:p>-22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-5" calcext:value-type="float" table:number-columns-spanned="2" table:number-rows-spanned="1">
            <text:p>-5</text:p>
          </table:table-cell>
          <table:covered-table-cell table:style-name="ce268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1'.L4]);0;IF(['Niveau 1'.L4]=[.C52];1;-0.5))" office:value-type="float" office:value="0" calcext:value-type="float">
            <text:p>0</text:p>
          </table:table-cell>
          <table:table-cell/>
          <table:table-cell table:style-name="ce286" table:formula="of:=IF(ISBLANK([$'Niveau 1'.O4]);0;IF(['Niveau 1'.O4]=[.F52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3">
          <table:table-cell table:style-name="ce232" table:formula="of:=[.A48]" office:value-type="string" office:string-value="Signe de (-x+9)" calcext:value-type="string">
            <text:p>Signe de (-x+9)</text:p>
          </table:table-cell>
          <table:table-cell table:style-name="ce239" table:formula="of:=[.F42]" office:value-type="string" office:string-value="+" calcext:value-type="string">
            <text:p>+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+" calcext:value-type="string">
            <text:p>+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74" table:formula="of:=[.H42]" office:value-type="string" office:string-value="-" calcext:value-type="string">
            <text:p>-</text:p>
          </table:table-cell>
          <table:table-cell table:style-name="ce230" table:formula="of:=IF(ISBLANK([$'Niveau 1'.K5]);0;IF(['Niveau 1'.K5]=[.B53];1;-0.5))" office:value-type="float" office:value="0" calcext:value-type="float">
            <text:p>0</text:p>
          </table:table-cell>
          <table:table-cell table:style-name="ce285" table:formula="of:=IF(ISBLANK([$'Niveau 1'.L5]);0;IF(AND(ISBLANK([$'Niveau 1'.L6]);[$'Niveau 1'.L5]=[.C53]);1;-0.5))" office:value-type="float" office:value="0" calcext:value-type="float">
            <text:p>0</text:p>
          </table:table-cell>
          <table:table-cell table:style-name="ce230" table:formula="of:=IF(ISBLANK([$'Niveau 1'.N5]);0;IF(['Niveau 1'.N5]=[.E53];1;-0.5))" office:value-type="float" office:value="0" calcext:value-type="float">
            <text:p>0</text:p>
          </table:table-cell>
          <table:table-cell table:style-name="ce285" table:formula="of:=IF(ISBLANK([$'Niveau 1'.O5]);0;IF(AND(ISBLANK([$'Niveau 1'.O6]);[$'Niveau 1'.O5]=[.F53]);1;-0.5))" office:value-type="float" office:value="0" calcext:value-type="float">
            <text:p>0</text:p>
          </table:table-cell>
          <table:table-cell table:style-name="ce230" table:formula="of:=IF(ISBLANK([$'Niveau 1'.Q5]);0;IF(['Niveau 1'.Q5]=[.H53];1;-0.5)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[.A49]" office:value-type="string" office:string-value="Signe de (-x+27)" calcext:value-type="string">
            <text:p>Signe de (-x+27)</text:p>
          </table:table-cell>
          <table:table-cell table:style-name="ce239" table:formula="of:=[.F44]" office:value-type="string" office:string-value="+" calcext:value-type="string">
            <text:p>+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49" table:formula="of:=[.G44]" office:value-type="string" office:string-value="-" calcext:value-type="string">
            <text:p>-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68"/>
          <table:table-cell table:style-name="ce274" table:formula="of:=[.H44]" office:value-type="string" office:string-value="-" calcext:value-type="string">
            <text:p>-</text:p>
          </table:table-cell>
          <table:table-cell table:style-name="ce230" table:formula="of:=IF(ISBLANK([$'Niveau 1'.K6]);0;IF(['Niveau 1'.K6]=[.B54];1;-0.5))" office:value-type="float" office:value="0" calcext:value-type="float">
            <text:p>0</text:p>
          </table:table-cell>
          <table:table-cell table:style-name="ce285" table:formula="of:=IF(ISBLANK([$'Niveau 1'.L6]);0;IF(AND(ISBLANK([$'Niveau 1'.L5]);[$'Niveau 1'.L5]=[.C54]);1;-0.5))" office:value-type="float" office:value="0" calcext:value-type="float">
            <text:p>0</text:p>
          </table:table-cell>
          <table:table-cell table:style-name="ce230" table:formula="of:=IF(ISBLANK([$'Niveau 1'.N6]);0;IF(['Niveau 1'.N6]=[.E54];1;-0.5))" office:value-type="float" office:value="0" calcext:value-type="float">
            <text:p>0</text:p>
          </table:table-cell>
          <table:table-cell table:style-name="ce285" table:formula="of:=IF(ISBLANK([$'Niveau 1'.O6]);0;IF(AND(ISBLANK([$'Niveau 1'.O5]);[$'Niveau 1'.O6]=[.F54]);1;-0.5))" office:value-type="float" office:value="0" calcext:value-type="float">
            <text:p>0</text:p>
          </table:table-cell>
          <table:table-cell table:style-name="ce230" table:formula="of:=IF(ISBLANK([$'Niveau 1'.Q6]);0;IF(['Niveau 1'.Q6]=[.H54];1;-0.5)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3">
          <table:table-cell table:style-name="ce232" table:formula="of:=[.A50]" office:value-type="string" office:string-value="Signe de (-x+9)(-x+27)" calcext:value-type="string">
            <text:p>Signe de (-x+9)(-x+27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+" calcext:value-type="string">
            <text:p>+</text:p>
          </table:table-cell>
          <table:table-cell table:style-name="ce249" table:formula="of:=IF([.$C$14];IF([.C5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268" table:formula="of:=IF(OR([.D53]=0;[.D54]=0);0;&quot;&quot;)" office:value-type="string" office:string-value="" calcext:value-type="error">
            <text:p>#RÉF !</text:p>
          </table:covered-table-cell>
          <table:table-cell table:style-name="ce268" table:formula="of:=IF(OR(AND([.E53]=&quot;-&quot;;[.E54]=&quot;-&quot;);AND([.E53]=&quot;+&quot;;[.E54]=&quot;+&quot;));&quot;+&quot;;&quot;-&quot;)" office:value-type="string" office:string-value="-" calcext:value-type="string">
            <text:p>-</text:p>
          </table:table-cell>
          <table:table-cell table:style-name="ce249" table:formula="of:=IF([.F54]=0;&quot;||&quot;;0)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75" table:formula="of:=IF(OR(AND([.H53]=&quot;-&quot;;[.H54]=&quot;-&quot;);AND([.H53]=&quot;+&quot;;[.H54]=&quot;+&quot;));&quot;+&quot;;&quot;-&quot;)" office:value-type="string" office:string-value="+" calcext:value-type="string">
            <text:p>+</text:p>
          </table:table-cell>
          <table:table-cell table:style-name="ce230" table:formula="of:=IF(ISBLANK([$'Niveau 1'.K7]);0;IF(['Niveau 1'.K7]=[.B55];1;-0.5))" office:value-type="float" office:value="0" calcext:value-type="float">
            <text:p>0</text:p>
          </table:table-cell>
          <table:table-cell table:style-name="ce248" table:formula="of:=IF(ISBLANK([$'Niveau 1'.L7]);0;IF(['Niveau 1'.L7]=[.C55];1;-0.5))" office:value-type="float" office:value="0" calcext:value-type="float">
            <text:p>0</text:p>
          </table:table-cell>
          <table:table-cell table:style-name="ce230" table:formula="of:=IF(ISBLANK([$'Niveau 1'.N7]);0;IF(['Niveau 1'.N7]=[.E55];1;-0.5))" office:value-type="float" office:value="0" calcext:value-type="float">
            <text:p>0</text:p>
          </table:table-cell>
          <table:table-cell table:style-name="ce248" table:formula="of:=IF(ISBLANK([$'Niveau 1'.O7]);0;IF(['Niveau 1'.O7]=[.F55];1;-0.5))" office:value-type="float" office:value="0" calcext:value-type="float">
            <text:p>0</text:p>
          </table:table-cell>
          <table:table-cell table:style-name="ce230" table:formula="of:=IF(ISBLANK([$'Niveau 1'.Q7]);0;IF(['Niveau 1'.Q7]=[.H55];1;-0.5))" office:value-type="float" office:value="0" calcext:value-type="float">
            <text:p>0</text:p>
          </table:table-cell>
          <table:table-cell table:style-name="ce235" table:formula="of:=IF(20*SUM([.N48];[.N53])/30&lt;0;0;20*SUM([.N48];[.N53])/30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3];[.$B$3:.$N$32];13)" office:value-type="string" office:string-value="11/2" calcext:value-type="string">
            <text:p>11/2</text:p>
          </table:table-cell>
          <table:table-cell table:style-name="ce251" table:formula="of:=VLOOKUP([.O3];[.$B$3:.$N$32];10)" office:value-type="float" office:value="5.5" calcext:value-type="float">
            <text:p>5,5</text:p>
          </table:table-cell>
          <table:table-cell table:style-name="ce251" table:formula="of:=IF([.D60]&lt;[.D61];VLOOKUP([.O3];[.$B$3:.$N$32];13);VLOOKUP([.O4];[.$B$3:.$N$32];13))" office:value-type="string" office:string-value="-9/2" calcext:value-type="string">
            <text:p>-9/2</text:p>
          </table:table-cell>
          <table:table-cell table:style-name="ce251" table:formula="of:=MIN([.D60:.D61])" office:value-type="float" office:value="-4.5" calcext:value-type="float">
            <text:p>-4,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4];[.$B$3:.$N$32];13)" office:value-type="string" office:string-value="-9/2" calcext:value-type="string">
            <text:p>-9/2</text:p>
          </table:table-cell>
          <table:table-cell table:style-name="ce251" table:formula="of:=VLOOKUP([.O4];[.$B$3:.$N$32];10)" office:value-type="float" office:value="-4.5" calcext:value-type="float">
            <text:p>-4,5</text:p>
          </table:table-cell>
          <table:table-cell table:style-name="ce251" table:formula="of:=IF([.D60]&lt;[.D61];VLOOKUP([.O4];[.$B$3:.$N$32];13);VLOOKUP([.O3];[.$B$3:.$N$32];13))" office:value-type="string" office:string-value="11/2" calcext:value-type="string">
            <text:p>11/2</text:p>
          </table:table-cell>
          <table:table-cell table:style-name="ce251" table:formula="of:=MAX([.D60:.D61])" office:value-type="float" office:value="5.5" calcext:value-type="float">
            <text:p>5,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5];[.$B$3:.$N$32];13)" office:value-type="string" office:string-value="7/6" calcext:value-type="string">
            <text:p>7/6</text:p>
          </table:table-cell>
          <table:table-cell table:style-name="ce255" table:formula="of:=VLOOKUP([.O5];[.$B$3:.$N$32];10)" office:value-type="float" office:value="1.16666666666667" calcext:value-type="float">
            <text:p>1,16666666666667</text:p>
          </table:table-cell>
          <table:table-cell table:style-name="ce255" table:formula="of:=IF([.D62]&lt;[.D63];VLOOKUP([.O5];[.$B$3:.$N$32];13);VLOOKUP([.O6];[.$B$3:.$N$32];13))" office:value-type="string" office:string-value="7/6" calcext:value-type="string">
            <text:p>7/6</text:p>
          </table:table-cell>
          <table:table-cell table:style-name="ce255" table:formula="of:=MIN([.D62:.D63])" office:value-type="float" office:value="1.16666666666667" calcext:value-type="float">
            <text:p>1,16666666666667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6];[.$B$3:.$N$32];13)" office:value-type="string" office:string-value="5/4" calcext:value-type="string">
            <text:p>5/4</text:p>
          </table:table-cell>
          <table:table-cell table:style-name="ce255" table:formula="of:=VLOOKUP([.O6];[.$B$3:.$N$32];10)" office:value-type="float" office:value="1.25" calcext:value-type="float">
            <text:p>1,25</text:p>
          </table:table-cell>
          <table:table-cell table:style-name="ce255" table:formula="of:=IF([.D62]&lt;[.D63];VLOOKUP([.O6];[.$B$3:.$N$32];13);VLOOKUP([.O5];[.$B$3:.$N$32];13))" office:value-type="string" office:string-value="5/4" calcext:value-type="string">
            <text:p>5/4</text:p>
          </table:table-cell>
          <table:table-cell table:style-name="ce255" table:formula="of:=MAX([.D62:.D63])" office:value-type="float" office:value="1.25" calcext:value-type="float">
            <text:p>1,25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style-name="ce212" table:number-columns-repeated="1024"/>
        </table:table-row>
        <table:table-row table:style-name="ro3">
          <table:table-cell table:number-columns-repeated="8"/>
          <table:table-cell table:style-name="ce315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-9/2" calcext:value-type="string" table:number-columns-spanned="2" table:number-rows-spanned="1">
            <text:p>-9/2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11/2" calcext:value-type="string" table:number-columns-spanned="2" table:number-rows-spanned="1">
            <text:p>11/2</text:p>
          </table:table-cell>
          <table:covered-table-cell table:style-name="ce236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2'.C4]);0;IF(['Niveau 2'.C4]=[.F60];1;-0.5))" office:value-type="float" office:value="0" calcext:value-type="float">
            <text:p>0</text:p>
          </table:table-cell>
          <table:table-cell table:style-name="ce212"/>
          <table:table-cell table:style-name="ce286" table:formula="of:=IF(ISBLANK([$'Niveau 2'.F4]);0;IF(['Niveau 2'.F4]=[.F61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3];[.$B$3:.$N$32];4))" office:value-type="string" office:string-value="Signe de (-2x+11)" calcext:value-type="string">
            <text:p>Signe de (-2x+11)</text:p>
          </table:table-cell>
          <table:table-cell table:style-name="ce242" table:formula="of:=IF(SIGN(VLOOKUP([.O3];[.$B$3:.$N$32];2)*([.F60]-1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0];0;&quot;&quot;)" table:number-columns-spanned="2" table:number-rows-spanned="1">
            <text:p/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0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7" table:formula="of:=IF(SIGN(VLOOKUP([.O3];[.$B$3:.$N$32];2)*([.F61]+1)+VLOOKUP([.O3];[.$B$3:.$N$32];3))=1;&quot;+&quot;;&quot;-&quot;)" office:value-type="string" office:string-value="-" calcext:value-type="string">
            <text:p>-</text:p>
          </table:table-cell>
          <table:table-cell table:style-name="ce230" table:formula="of:=IF(ISBLANK([$'Niveau 2'.B5]);0;IF(['Niveau 2'.B5]=[.B67];1;-0.5))" office:value-type="float" office:value="0" calcext:value-type="float">
            <text:p>0</text:p>
          </table:table-cell>
          <table:table-cell table:style-name="ce285" table:formula="of:=IF(ISBLANK([$'Niveau 2'.C5]);0;IF(AND(ISBLANK([$'Niveau 2'.C6]);[$'Niveau 2'.C5]=[.C67]);1;-0.5))" office:value-type="float" office:value="0" calcext:value-type="float">
            <text:p>0</text:p>
          </table:table-cell>
          <table:table-cell table:style-name="ce230" table:formula="of:=IF(ISBLANK([$'Niveau 2'.E5]);0;IF(['Niveau 2'.E5]=[.E67];1;-0.5))" office:value-type="float" office:value="0" calcext:value-type="float">
            <text:p>0</text:p>
          </table:table-cell>
          <table:table-cell table:style-name="ce285" table:formula="of:=IF(ISBLANK([$'Niveau 2'.F5]);0;IF(AND(ISBLANK([$'Niveau 2'.F6]);[$'Niveau 2'.F5]=[.F67]);1;-0.5))" office:value-type="float" office:value="0" calcext:value-type="float">
            <text:p>0</text:p>
          </table:table-cell>
          <table:table-cell table:style-name="ce230" table:formula="of:=IF(ISBLANK([$'Niveau 2'.H5]);0;IF(['Niveau 2'.H5]=[.H67];1;-0.5)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4];[.$B$3:.$N$32];4))" office:value-type="string" office:string-value="Signe de (2x+9)" calcext:value-type="string">
            <text:p>Signe de (2x+9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VLOOKUP([.O4];[.$B$3:.$N$32];2)*AVERAGE([.F60];[.F61])+VLOOKUP([.O4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1];0;&quot;&quot;)" table:number-columns-spanned="2" table:number-rows-spanned="1">
            <text:p/>
          </table:table-cell>
          <table:covered-table-cell table:style-name="ce236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ISBLANK([$'Niveau 2'.B6]);0;IF(['Niveau 2'.B6]=[.B68];1;-0.5))" office:value-type="float" office:value="0" calcext:value-type="float">
            <text:p>0</text:p>
          </table:table-cell>
          <table:table-cell table:style-name="ce285" table:formula="of:=IF(ISBLANK([$'Niveau 2'.C6]);0;IF(AND(ISBLANK([$'Niveau 2'.C5]);[$'Niveau 2'.C6]=[.C68]);1;-0.5))" office:value-type="float" office:value="0" calcext:value-type="float">
            <text:p>0</text:p>
          </table:table-cell>
          <table:table-cell table:style-name="ce230" table:formula="of:=IF(ISBLANK([$'Niveau 2'.E6]);0;IF(['Niveau 2'.E6]=[.E68];1;-0.5))" office:value-type="float" office:value="0" calcext:value-type="float">
            <text:p>0</text:p>
          </table:table-cell>
          <table:table-cell table:style-name="ce285" table:formula="of:=IF(ISBLANK([$'Niveau 2'.F6]);0;IF(AND(ISBLANK([$'Niveau 2'.F5]);[$'Niveau 2'.F6]=[.F68]);1;-0.5))" office:value-type="float" office:value="0" calcext:value-type="float">
            <text:p>0</text:p>
          </table:table-cell>
          <table:table-cell table:style-name="ce230" table:formula="of:=IF(ISBLANK([$'Niveau 2'.H6]);0;IF(['Niveau 2'.H6]=[.H68];1;-0.5))" office:value-type="float" office:value="0" calcext:value-type="float">
            <text:p>0</text:p>
          </table:table-cell>
          <table:table-cell/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3];[.$B$3:.$N$32];4);VLOOKUP([.O4];[.$B$3:.$N$32];4))" office:value-type="string" office:string-value="Signe de (-2x+11)(2x+9)" calcext:value-type="string">
            <text:p>Signe de (-2x+11)(2x+9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49" table:formula="of:=IF(OR(AND([.E67]=&quot;-&quot;;[.E68]=&quot;-&quot;);AND([.E67]=&quot;+&quot;;[.E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11" table:formula="of:=IF(OR(AND([.H67]=&quot;-&quot;;[.H68]=&quot;-&quot;);AND([.H67]=&quot;+&quot;;[.H68]=&quot;+&quot;));&quot;+&quot;;&quot;-&quot;)" office:value-type="string" office:string-value="-" calcext:value-type="string">
            <text:p>-</text:p>
          </table:table-cell>
          <table:table-cell table:style-name="ce230" table:formula="of:=IF(ISBLANK([$'Niveau 2'.B7]);0;IF(['Niveau 2'.B7]=[.B69];1;-0.5))" office:value-type="float" office:value="0" calcext:value-type="float">
            <text:p>0</text:p>
          </table:table-cell>
          <table:table-cell table:style-name="ce248" table:formula="of:=IF(ISBLANK([$'Niveau 2'.C7]);0;IF(['Niveau 2'.C7]=[.C69];1;-0.5))" office:value-type="float" office:value="0" calcext:value-type="float">
            <text:p>0</text:p>
          </table:table-cell>
          <table:table-cell table:style-name="ce230" table:formula="of:=IF(ISBLANK([$'Niveau 2'.E7]);0;IF(['Niveau 2'.E7]=[.E69];1;-0.5))" office:value-type="float" office:value="0" calcext:value-type="float">
            <text:p>0</text:p>
          </table:table-cell>
          <table:table-cell table:style-name="ce248" table:formula="of:=IF(ISBLANK([$'Niveau 2'.F7]);0;IF(['Niveau 2'.F7]=[.F69];1;-0.5))" office:value-type="float" office:value="0" calcext:value-type="float">
            <text:p>0</text:p>
          </table:table-cell>
          <table:table-cell table:style-name="ce230" table:formula="of:=IF(ISBLANK([$'Niveau 2'.H7]);0;IF(['Niveau 2'.H7]=[.H69];1;-0.5))" office:value-type="float" office:value="0" calcext:value-type="float">
            <text:p>0</text:p>
          </table:table-cell>
          <table:table-cell/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number-columns-repeated="8"/>
          <table:table-cell table:style-name="ce315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7/6" calcext:value-type="string" table:number-columns-spanned="2" table:number-rows-spanned="1">
            <text:p>7/6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5/4" calcext:value-type="string" table:number-columns-spanned="2" table:number-rows-spanned="1">
            <text:p>5/4</text:p>
          </table:table-cell>
          <table:covered-table-cell table:style-name="ce236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2'.L4]);0;IF(['Niveau 2'.L4]=[.F62];1;-0.5))" office:value-type="float" office:value="0" calcext:value-type="float">
            <text:p>0</text:p>
          </table:table-cell>
          <table:table-cell/>
          <table:table-cell table:style-name="ce286" table:formula="of:=IF(ISBLANK([$'Niveau 2'.O4]);0;IF(['Niveau 2'.O4]=[.F63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5];[.$B$3:.$N$32];4))" office:value-type="string" office:string-value="Signe de (-6x+7)" calcext:value-type="string">
            <text:p>Signe de (-6x+7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236" table:formula="of:=IF([.E62]=[.C62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36" table:formula="of:=IF(SIGN(VLOOKUP([.O5];[.$B$3:.$N$32];2)*AVERAGE([.F62];[.F63])+VLOOKUP([.O5];[.$B$3:.$N$32];3))=1;&quot;+&quot;;&quot;-&quot;)" office:value-type="string" office:string-value="-" calcext:value-type="string">
            <text:p>-</text:p>
          </table:table-cell>
          <table:table-cell table:style-name="ce257" table:formula="of:=IF([.E63]=[.C62];0;&quot;&quot;)" table:number-columns-spanned="2" table:number-rows-spanned="1">
            <text:p/>
          </table:table-cell>
          <table:covered-table-cell table:style-name="ce236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ISBLANK([$'Niveau 2'.K5]);0;IF(['Niveau 2'.K5]=[.B72];1;-0.5))" office:value-type="float" office:value="0" calcext:value-type="float">
            <text:p>0</text:p>
          </table:table-cell>
          <table:table-cell table:style-name="ce285" table:formula="of:=IF(ISBLANK([$'Niveau 2'.L5]);0;IF(AND(ISBLANK([$'Niveau 2'.L6]);[$'Niveau 2'.L5]=[.C72]);1;-0.5))" office:value-type="float" office:value="0" calcext:value-type="float">
            <text:p>0</text:p>
          </table:table-cell>
          <table:table-cell table:style-name="ce230" table:formula="of:=IF(ISBLANK([$'Niveau 2'.N5]);0;IF(['Niveau 2'.N5]=[.E72];1;-0.5))" office:value-type="float" office:value="0" calcext:value-type="float">
            <text:p>0</text:p>
          </table:table-cell>
          <table:table-cell table:style-name="ce285" table:formula="of:=IF(ISBLANK([$'Niveau 2'.O5]);0;IF(AND(ISBLANK([$'Niveau 2'.O6]);[$'Niveau 2'.O5]=[.F72]);1;-0.5))" office:value-type="float" office:value="0" calcext:value-type="float">
            <text:p>0</text:p>
          </table:table-cell>
          <table:table-cell table:style-name="ce230" table:formula="of:=IF(ISBLANK([$'Niveau 2'.Q5]);0;IF(['Niveau 2'.Q5]=[.H72];1;-0.5)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6];[.$B$3:.$N$32];4))" office:value-type="string" office:string-value="Signe de (-4x+5)" calcext:value-type="string">
            <text:p>Signe de (-4x+5)</text:p>
          </table:table-cell>
          <table:table-cell table:style-name="ce243" table:formula="of:=IF(SIGN(VLOOKUP([.O6];[.$B$3:.$N$32];2)*([.F62]-1)+VLOOKUP([.O6];[.$B$3:.$N$32];3))=1;&quot;+&quot;;&quot;-&quot;)" office:value-type="string" office:string-value="+" calcext:value-type="string">
            <text:p>+</text:p>
          </table:table-cell>
          <table:table-cell table:style-name="ce257" table:formula="of:=IF([.E62]=[.C63];0;&quot;&quot;)" table:number-columns-spanned="2" table:number-rows-spanned="1">
            <text:p/>
          </table:table-cell>
          <table:covered-table-cell table:style-name="ce236"/>
          <table:table-cell table:style-name="ce236" table:formula="of:=IF(SIGN(VLOOKUP([.O6];[.$B$3:.$N$32];2)*AVERAGE([.F62];[.F63])+VLOOKUP([.O6];[.$B$3:.$N$32];3))=1;&quot;+&quot;;&quot;-&quot;)" office:value-type="string" office:string-value="+" calcext:value-type="string">
            <text:p>+</text:p>
          </table:table-cell>
          <table:table-cell table:style-name="ce236" table:formula="of:=IF([.E63]=[.C63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8" table:formula="of:=IF(SIGN(VLOOKUP([.O6];[.$B$3:.$N$32];2)*([.F63]+1)+VLOOKUP([.O6];[.$B$3:.$N$32];3))=1;&quot;+&quot;;&quot;-&quot;)" office:value-type="string" office:string-value="-" calcext:value-type="string">
            <text:p>-</text:p>
          </table:table-cell>
          <table:table-cell table:style-name="ce230" table:formula="of:=IF(ISBLANK([$'Niveau 2'.K6]);0;IF(['Niveau 2'.K6]=[.B73];1;-0.5))" office:value-type="float" office:value="0" calcext:value-type="float">
            <text:p>0</text:p>
          </table:table-cell>
          <table:table-cell table:style-name="ce285" table:formula="of:=IF(ISBLANK([$'Niveau 2'.L6]);0;IF(AND(ISBLANK([$'Niveau 2'.L5]);[$'Niveau 2'.L6]=[.C73]);1;-0.5))" office:value-type="float" office:value="0" calcext:value-type="float">
            <text:p>0</text:p>
          </table:table-cell>
          <table:table-cell table:style-name="ce230" table:formula="of:=IF(ISBLANK([$'Niveau 2'.N6]);0;IF(['Niveau 2'.N6]=[.E73];1;-0.5))" office:value-type="float" office:value="0" calcext:value-type="float">
            <text:p>0</text:p>
          </table:table-cell>
          <table:table-cell table:style-name="ce285" table:formula="of:=IF(ISBLANK([$'Niveau 2'.O6]);0;IF(AND(ISBLANK([$'Niveau 2'.O5]);[$'Niveau 2'.O6]=[.F73]);1;-0.5))" office:value-type="float" office:value="0" calcext:value-type="float">
            <text:p>0</text:p>
          </table:table-cell>
          <table:table-cell table:style-name="ce230" table:formula="of:=IF(ISBLANK([$'Niveau 2'.Q6]);0;IF(['Niveau 2'.Q6]=[.H73];1;-0.5)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style-name="ce232" table:formula="of:=COM.MICROSOFT.CONCAT(&quot;Signe de &quot;;VLOOKUP([.O5];[.$B$3:.$N$32];4);&quot; / &quot;;VLOOKUP([.O6];[.$B$3:.$N$32];4))" office:value-type="string" office:string-value="Signe de (-6x+7) / (-4x+5)" calcext:value-type="string">
            <text:p>Signe de (-6x+7) / (-4x+5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+" calcext:value-type="string">
            <text:p>+</text:p>
          </table:table-cell>
          <table:table-cell table:style-name="ce249" table:formula="of:=IF([.C73]=0;&quot;||&quot;;0)" office:value-type="float" office:value="0" calcext:value-type="float" table:number-columns-spanned="2" table:number-rows-spanned="1">
            <text:p>0</text:p>
          </table:table-cell>
          <table:covered-table-cell table:style-name="ce268"/>
          <table:table-cell table:style-name="ce249" table:formula="of:=IF(OR(AND([.E72]=&quot;-&quot;;[.E73]=&quot;-&quot;);AND([.E72]=&quot;+&quot;;[.E73]=&quot;+&quot;));&quot;+&quot;;&quot;-&quot;)" office:value-type="string" office:string-value="-" calcext:value-type="string">
            <text:p>-</text:p>
          </table:table-cell>
          <table:table-cell table:style-name="ce249" table:formula="of:=IF([.F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68"/>
          <table:table-cell table:style-name="ce274" table:formula="of:=IF(OR(AND([.H72]=&quot;-&quot;;[.H73]=&quot;-&quot;);AND([.H72]=&quot;+&quot;;[.H73]=&quot;+&quot;));&quot;+&quot;;&quot;-&quot;)" office:value-type="string" office:string-value="+" calcext:value-type="string">
            <text:p>+</text:p>
          </table:table-cell>
          <table:table-cell table:style-name="ce230" table:formula="of:=IF(ISBLANK([$'Niveau 2'.K7]);0;IF(['Niveau 2'.K7]=[.B74];1;-0.5)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ISBLANK([$'Niveau 2'.N7]);0;IF(['Niveau 2'.N7]=[.E74];1;-0.5)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ISBLANK([$'Niveau 2'.Q7]);0;IF(['Niveau 2'.Q7]=[.H74];1;-0.5))" office:value-type="float" office:value="0" calcext:value-type="float">
            <text:p>0</text:p>
          </table:table-cell>
          <table:table-cell table:style-name="ce235" table:formula="of:=IF(SUM([.N67];[.N72])*20/30&lt;0;0;SUM([.N67];[.N72])*20/30)" office:value-type="float" office:value="0" calcext:value-type="float">
            <text:p>0</text:p>
          </table:table-cell>
          <table:table-cell table:style-name="ce322"/>
          <table:table-cell table:style-name="ce204"/>
          <table:table-cell table:number-columns-repeated="1007"/>
          <table:table-cell table:style-name="ce212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/>
          <table:table-cell table:style-name="ce235" table:formula="of:=RANK([.D79];[.$D$79:.$D$81])" office:value-type="float" office:value="2" calcext:value-type="float">
            <text:p>2</text:p>
          </table:table-cell>
          <table:table-cell table:style-name="ce260" table:formula="of:=VLOOKUP([.O7];[.$B$3:.$N$32];13)" office:value-type="string" office:string-value="1/2" calcext:value-type="string">
            <text:p>1/2</text:p>
          </table:table-cell>
          <table:table-cell table:style-name="ce260" table:formula="of:=VLOOKUP([.O7];[.$B$3:.$N$32];10)" office:value-type="float" office:value="0.5" calcext:value-type="float">
            <text:p>0,5</text:p>
          </table:table-cell>
          <table:table-cell table:style-name="ce269" table:formula="of:=IF([.B79]=3;[.D79];IF([.B80]=3;[.D80];IF([.B81]=3;[.D81])))" office:value-type="float" office:value="-2.5" calcext:value-type="float">
            <text:p>- 5/2 </text:p>
          </table:table-cell>
          <table:table-cell table:style-name="ce260" table:formula="of:=IF([.B79]=3;[.D79];IF([.B80]=3;[.D80];IF([.B81]=3;[.D81])))" office:value-type="float" office:value="-2.5" calcext:value-type="float">
            <text:p>-2,5</text:p>
          </table:table-cell>
          <table:table-cell table:style-name="ce272" table:formula="of:=VLOOKUP([.O7];[.$B$3:.$N$32];2)" office:value-type="float" office:value="-2" calcext:value-type="float">
            <text:p>-2</text:p>
          </table:table-cell>
          <table:table-cell table:style-name="ce272" table:formula="of:=VLOOKUP([.O7];[.$B$3:.$N$32];3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0];[.$D$79:.$D$81])" office:value-type="float" office:value="3" calcext:value-type="float">
            <text:p>3</text:p>
          </table:table-cell>
          <table:table-cell table:style-name="ce260" table:formula="of:=VLOOKUP([.O8];[.$B$3:.$N$32];13)" office:value-type="string" office:string-value="-5/2" calcext:value-type="string">
            <text:p>-5/2</text:p>
          </table:table-cell>
          <table:table-cell table:style-name="ce260" table:formula="of:=VLOOKUP([.O8];[.$B$3:.$N$32];10)" office:value-type="float" office:value="-2.5" calcext:value-type="float">
            <text:p>-2,5</text:p>
          </table:table-cell>
          <table:table-cell table:style-name="ce269" table:formula="of:=IF([.B79]=2;[.D79];IF([.B80]=2;[.D80];IF([.B81]=2;[.D81])))" office:value-type="float" office:value="0.5" calcext:value-type="float">
            <text:p><text:s/>1/2 </text:p>
          </table:table-cell>
          <table:table-cell table:style-name="ce260" table:formula="of:=IF([.B79]=2;[.D79];IF([.B80]=2;[.D80];IF([.B81]=2;[.D81])))" office:value-type="float" office:value="0.5" calcext:value-type="float">
            <text:p>0,5</text:p>
          </table:table-cell>
          <table:table-cell table:style-name="ce272" table:formula="of:=VLOOKUP([.O8];[.$B$3:.$N$32];2)" office:value-type="float" office:value="2" calcext:value-type="float">
            <text:p>2</text:p>
          </table:table-cell>
          <table:table-cell table:style-name="ce272" table:formula="of:=VLOOKUP([.O8];[.$B$3:.$N$32];3)" office:value-type="float" office:value="5" calcext:value-type="float">
            <text:p>5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9">
          <table:table-cell/>
          <table:table-cell table:style-name="ce235" table:formula="of:=RANK([.D81];[.$D$79:.$D$81])" office:value-type="float" office:value="1" calcext:value-type="float">
            <text:p>1</text:p>
          </table:table-cell>
          <table:table-cell table:style-name="ce260" table:formula="of:=VLOOKUP([.O9];[.$B$3:.$N$32];13)" office:value-type="string" office:string-value="5/3" calcext:value-type="string">
            <text:p>5/3</text:p>
          </table:table-cell>
          <table:table-cell table:style-name="ce260" table:formula="of:=VLOOKUP([.O9];[.$B$3:.$N$32];10)" office:value-type="float" office:value="1.66666666666667" calcext:value-type="float">
            <text:p>1,66666666666667</text:p>
          </table:table-cell>
          <table:table-cell table:style-name="ce269" table:formula="of:=IF([.B79]=1;[.D79];IF([.B80]=1;[.D80];IF([.B81]=1;[.D81])))" office:value-type="float" office:value="1.66666666666667" calcext:value-type="float">
            <text:p><text:s/>5/3 </text:p>
          </table:table-cell>
          <table:table-cell table:style-name="ce260" table:formula="of:=IF([.B79]=1;[.D79];IF([.B80]=1;[.D80];IF([.B81]=1;[.D81])))" office:value-type="float" office:value="1.66666666666667" calcext:value-type="float">
            <text:p>1,66666666666667</text:p>
          </table:table-cell>
          <table:table-cell table:style-name="ce260" table:formula="of:=VLOOKUP([.O9];[.$B$3:.$N$32];2)" office:value-type="float" office:value="-3" calcext:value-type="float">
            <text:p>-3</text:p>
          </table:table-cell>
          <table:table-cell table:style-name="ce272" table:formula="of:=VLOOKUP([.O9];[.$B$3:.$N$32];3)" office:value-type="float" office:value="5" calcext:value-type="float">
            <text:p>5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<text:span text:style-name="T6">SI(ESTVIDE($'Niveau 1'.C4);0;SI('Niveau 1'.C4=</text:span><text:span text:style-name="T7">C47</text:span><text:span text:style-name="T8">;1;-0,5))</text:span>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style-name="ce315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2.5" calcext:value-type="float" table:number-columns-spanned="2" table:number-rows-spanned="1">
            <text:p>- 5/2 </text:p>
          </table:table-cell>
          <table:covered-table-cell table:style-name="ce257"/>
          <table:table-cell table:style-name="ce257"/>
          <table:table-cell table:style-name="ce256" table:formula="of:=[.F80]" office:value-type="float" office:value="0.5" calcext:value-type="float" table:number-columns-spanned="2" table:number-rows-spanned="1">
            <text:p><text:s/>1/2 </text:p>
          </table:table-cell>
          <table:covered-table-cell table:style-name="ce236"/>
          <table:table-cell table:style-name="ce236"/>
          <table:table-cell table:style-name="ce256" table:formula="of:=[.F81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3'.C4]);0;IF(['Niveau 3'.C4]=[.C83];1;-0.5))" office:value-type="float" office:value="0" calcext:value-type="float">
            <text:p>0</text:p>
          </table:table-cell>
          <table:table-cell/>
          <table:table-cell table:style-name="ce298" table:formula="of:=IF(ISBLANK([$'Niveau 3'.F4]);0;IF(['Niveau 3'.F4]=[.F83];1;-0.5))" office:value-type="float" office:value="0" calcext:value-type="float">
            <text:p>0</text:p>
          </table:table-cell>
          <table:table-cell/>
          <table:table-cell table:style-name="ce298" table:formula="of:=IF(ISBLANK([$'Niveau 3'.I4]);0;IF(['Niveau 3'.I4]=[.I83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7];[.$B$3:.$N$32];4))" office:value-type="string" office:string-value="Signe de (-2x+1)" calcext:value-type="string">
            <text:p>Signe de (-2x+1)</text:p>
          </table:table-cell>
          <table:table-cell table:style-name="ce243" table:formula="of:=IF(SIGN([.G79]*([.F79]-1)+[.H79])=1;&quot;+&quot;;&quot;-&quot;)" office:value-type="string" office:string-value="+" calcext:value-type="string">
            <text:p>+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+" calcext:value-type="string">
            <text:p>+</text:p>
          </table:table-cell>
          <table:table-cell table:style-name="ce257" table:formula="of:=IF([.D79]=[.F80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[.G79]*AVERAGE([.F80];[.F81])+[.H79])=1;&quot;+&quot;;&quot;-&quot;)" office:value-type="string" office:string-value="-" calcext:value-type="string">
            <text:p>-</text:p>
          </table:table-cell>
          <table:table-cell table:style-name="ce257" table:formula="of:=IF([.D79]=[.F81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79]*([.F81]+1)+[.H79])=1;&quot;+&quot;;&quot;-&quot;)" office:value-type="string" office:string-value="-" calcext:value-type="string">
            <text:p>-</text:p>
          </table:table-cell>
          <table:table-cell table:style-name="ce230" table:formula="of:=IF(ISBLANK([$'Niveau 3'.B5]);0;IF(['Niveau 3'.B5]=[.B84];1;-0.5))" office:value-type="float" office:value="0" calcext:value-type="float">
            <text:p>0</text:p>
          </table:table-cell>
          <table:table-cell table:style-name="ce293" table:formula="of:=IF(ISBLANK([$'Niveau 3'.C5]);0;IF(AND(ISBLANK([$'Niveau 3'.C6]);ISBLANK([$'Niveau 3'.C7]);[$'Niveau 3'.C5]=[.C84]);1;-0.5))" office:value-type="float" office:value="0" calcext:value-type="float">
            <text:p>0</text:p>
          </table:table-cell>
          <table:table-cell table:style-name="ce297" table:formula="of:=IF(ISBLANK([$'Niveau 3'.E5]);0;IF(['Niveau 3'.E5]=[.E84];1;-0.5))" office:value-type="float" office:value="0" calcext:value-type="float">
            <text:p>0</text:p>
          </table:table-cell>
          <table:table-cell table:style-name="ce294" table:formula="of:=IF(ISBLANK([$'Niveau 3'.F5]);0;IF(AND(ISBLANK([$'Niveau 3'.F6]);ISBLANK([$'Niveau 3'.F7]);[$'Niveau 3'.F5]=[.F84]);1;-0.5))" office:value-type="float" office:value="0" calcext:value-type="float">
            <text:p>0</text:p>
          </table:table-cell>
          <table:table-cell table:style-name="ce230" table:formula="of:=IF(ISBLANK([$'Niveau 3'.H5]);0;IF(['Niveau 3'.H5]=[.H84];1;-0.5))" office:value-type="float" office:value="0" calcext:value-type="float">
            <text:p>0</text:p>
          </table:table-cell>
          <table:table-cell table:style-name="ce304" table:formula="of:=IF(ISBLANK([$'Niveau 3'.I5]);0;IF(AND(ISBLANK([$'Niveau 3'.I6]);ISBLANK([$'Niveau 3'.I7]);[$'Niveau 3'.I5]=[.I84]);1;-0.5))" office:value-type="float" office:value="0" calcext:value-type="float">
            <text:p>0</text:p>
          </table:table-cell>
          <table:table-cell table:style-name="ce297" table:formula="of:=IF(ISBLANK([$'Niveau 3'.K5]);0;IF(['Niveau 3'.K5]=[.K84];1;-0.5))" office:value-type="float" office:value="0" calcext:value-type="float">
            <text:p>0</text:p>
          </table:table-cell>
          <table:table-cell table:style-name="ce235" table:formula="of:=IF(SUM([.L83:.R87])*20/25&lt;0;0;SUM([.L83:.R87])*20/25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8];[.$B$3:.$N$32];4))" office:value-type="string" office:string-value="Signe de (2x+5)" calcext:value-type="string">
            <text:p>Signe de (2x+5)</text:p>
          </table:table-cell>
          <table:table-cell table:style-name="ce243" table:formula="of:=IF(SIGN([.G80]*([.F79]-1)+[.H80])=1;&quot;+&quot;;&quot;-&quot;)" office:value-type="string" office:string-value="-" calcext:value-type="string">
            <text:p>-</text:p>
          </table:table-cell>
          <table:table-cell table:style-name="ce257" table:formula="of:=IF([.D80]=[.F79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[.G80]*AVERAGE([.F79];[.F80])+[.H80])=1;&quot;+&quot;;&quot;-&quot;)" office:value-type="string" office:string-value="+" calcext:value-type="string">
            <text:p>+</text:p>
          </table:table-cell>
          <table:table-cell table:style-name="ce257" table:formula="of:=IF([.D80]=[.F80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80]*AVERAGE([.F80];[.F81])+[.H80])=1;&quot;+&quot;;&quot;-&quot;)" office:value-type="string" office:string-value="+" calcext:value-type="string">
            <text:p>+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80]*([.F81]+1)+[.H80])=1;&quot;+&quot;;&quot;-&quot;)" office:value-type="string" office:string-value="+" calcext:value-type="string">
            <text:p>+</text:p>
          </table:table-cell>
          <table:table-cell table:style-name="ce230" table:formula="of:=IF(ISBLANK([$'Niveau 3'.B6]);0;IF(['Niveau 3'.B6]=[.B85];1;-0.5))" office:value-type="float" office:value="0" calcext:value-type="float">
            <text:p>0</text:p>
          </table:table-cell>
          <table:table-cell table:style-name="ce294" table:formula="of:=IF(ISBLANK([$'Niveau 3'.C6]);0;IF(AND(ISBLANK([$'Niveau 3'.C5]);ISBLANK([$'Niveau 3'.C7]);[$'Niveau 3'.C6]=[.C85]);1;-0.5))" office:value-type="float" office:value="0" calcext:value-type="float">
            <text:p>0</text:p>
          </table:table-cell>
          <table:table-cell table:style-name="ce297" table:formula="of:=IF(ISBLANK([$'Niveau 3'.E6]);0;IF(['Niveau 3'.E6]=[.E85];1;-0.5))" office:value-type="float" office:value="0" calcext:value-type="float">
            <text:p>0</text:p>
          </table:table-cell>
          <table:table-cell table:style-name="ce294" table:formula="of:=IF(ISBLANK([$'Niveau 3'.F6]);0;IF(AND(ISBLANK([$'Niveau 3'.F5]);ISBLANK([$'Niveau 3'.F7]);[$'Niveau 3'.F6]=[.F85]);1;-0.5))" office:value-type="float" office:value="0" calcext:value-type="float">
            <text:p>0</text:p>
          </table:table-cell>
          <table:table-cell table:style-name="ce230" table:formula="of:=IF(ISBLANK([$'Niveau 3'.H6]);0;IF(['Niveau 3'.H6]=[.H85];1;-0.5))" office:value-type="float" office:value="0" calcext:value-type="float">
            <text:p>0</text:p>
          </table:table-cell>
          <table:table-cell table:style-name="ce304" table:formula="of:=IF(ISBLANK([$'Niveau 3'.I6]);0;IF(AND(ISBLANK([$'Niveau 3'.I5]);ISBLANK([$'Niveau 3'.I7]);[$'Niveau 3'.I6]=[.I85]);1;-0.5))" office:value-type="float" office:value="0" calcext:value-type="float">
            <text:p>0</text:p>
          </table:table-cell>
          <table:table-cell table:style-name="ce297" table:formula="of:=IF(ISBLANK([$'Niveau 3'.K6]);0;IF(['Niveau 3'.K6]=[.K85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9];[.$B$3:.$N$32];4))" office:value-type="string" office:string-value="Signe de (-3x+5)" calcext:value-type="string">
            <text:p>Signe de (-3x+5)</text:p>
          </table:table-cell>
          <table:table-cell table:style-name="ce243" table:formula="of:=IF(SIGN([.G81]*([.F79]-1)+[.H81])=1;&quot;+&quot;;&quot;-&quot;)" office:value-type="string" office:string-value="+" calcext:value-type="string">
            <text:p>+</text:p>
          </table:table-cell>
          <table:table-cell table:style-name="ce257" table:formula="of:=IF([.D81]=[.F79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81]*AVERAGE([.F79];[.F80])+[.H81])=1;&quot;+&quot;;&quot;-&quot;)" office:value-type="string" office:string-value="+" calcext:value-type="string">
            <text:p>+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81]*AVERAGE([.F80];[.F81])+[.H81])=1;&quot;+&quot;;&quot;-&quot;)" office:value-type="string" office:string-value="+" calcext:value-type="string">
            <text:p>+</text:p>
          </table:table-cell>
          <table:table-cell table:style-name="ce257" table:formula="of:=IF([.D81]=[.F81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8" table:formula="of:=IF(SIGN([.G81]*([.F81]+1)+[.H81])=1;&quot;+&quot;;&quot;-&quot;)" office:value-type="string" office:string-value="-" calcext:value-type="string">
            <text:p>-</text:p>
          </table:table-cell>
          <table:table-cell table:style-name="ce230" table:formula="of:=IF(ISBLANK([$'Niveau 3'.B7]);0;IF(['Niveau 3'.B7]=[.B86];1;-0.5))" office:value-type="float" office:value="0" calcext:value-type="float">
            <text:p>0</text:p>
          </table:table-cell>
          <table:table-cell table:style-name="ce294" table:formula="of:=IF(ISBLANK([$'Niveau 3'.C7]);0;IF(AND(ISBLANK([$'Niveau 3'.C5]);ISBLANK([$'Niveau 3'.C6]);[$'Niveau 3'.C7]=[.C86]);1;-0.5))" office:value-type="float" office:value="0" calcext:value-type="float">
            <text:p>0</text:p>
          </table:table-cell>
          <table:table-cell table:style-name="ce297" table:formula="of:=IF(ISBLANK([$'Niveau 3'.E7]);0;IF(['Niveau 3'.E7]=[.E86];1;-0.5))" office:value-type="float" office:value="0" calcext:value-type="float">
            <text:p>0</text:p>
          </table:table-cell>
          <table:table-cell table:style-name="ce294" table:formula="of:=IF(ISBLANK([$'Niveau 3'.F7]);0;IF(AND(ISBLANK([$'Niveau 3'.F5]);ISBLANK([$'Niveau 3'.F6]);[$'Niveau 3'.F7]=[.F86]);1;-0.5))" office:value-type="float" office:value="0" calcext:value-type="float">
            <text:p>0</text:p>
          </table:table-cell>
          <table:table-cell table:style-name="ce230" table:formula="of:=IF(ISBLANK([$'Niveau 3'.H7]);0;IF(['Niveau 3'.H7]=[.H86];1;-0.5))" office:value-type="float" office:value="0" calcext:value-type="float">
            <text:p>0</text:p>
          </table:table-cell>
          <table:table-cell table:style-name="ce304" table:formula="of:=IF(ISBLANK([$'Niveau 3'.I7]);0;IF(AND(ISBLANK([$'Niveau 3'.I5]);ISBLANK([$'Niveau 3'.I6]);[$'Niveau 3'.I7]=[.I86]);1;-0.5))" office:value-type="float" office:value="0" calcext:value-type="float">
            <text:p>0</text:p>
          </table:table-cell>
          <table:table-cell table:style-name="ce297" table:formula="of:=IF(ISBLANK([$'Niveau 3'.K7]);0;IF(['Niveau 3'.K7]=[.K86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7];[.$B$3:.$N$32];4);VLOOKUP([.O8];[.$B$3:.$N$32];4);VLOOKUP([.O9];[.$B$3:.$N$32];4))" office:value-type="string" office:string-value="Signe de (-2x+1)(2x+5)(-3x+5)" calcext:value-type="string">
            <text:p>Signe de (-2x+1)(2x+5)(-3x+5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-" calcext:value-type="string">
            <text:p>-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+" calcext:value-type="string">
            <text:p>+</text:p>
          </table:table-cell>
          <table:table-cell table:style-name="ce230" table:formula="of:=IF(ISBLANK([$'Niveau 3'.B8]);0;IF(['Niveau 3'.B8]=[.B87];1;-0.5))" office:value-type="float" office:value="0" calcext:value-type="float">
            <text:p>0</text:p>
          </table:table-cell>
          <table:table-cell table:style-name="ce295" table:formula="of:=IF(ISBLANK([$'Niveau 3'.C8]);0;IF(['Niveau 3'.C8]=[.C87];1;-0.5))" office:value-type="float" office:value="0" calcext:value-type="float">
            <text:p>0</text:p>
          </table:table-cell>
          <table:table-cell table:style-name="ce297" table:formula="of:=IF(ISBLANK([$'Niveau 3'.E8]);0;IF(['Niveau 3'.E8]=[.E87];1;-0.5))" office:value-type="float" office:value="0" calcext:value-type="float">
            <text:p>0</text:p>
          </table:table-cell>
          <table:table-cell table:style-name="ce299" table:formula="of:=IF(ISBLANK([$'Niveau 3'.F8]);0;IF(['Niveau 3'.F8]=[.F87];1;-0.5))" office:value-type="float" office:value="0" calcext:value-type="float">
            <text:p>0</text:p>
          </table:table-cell>
          <table:table-cell table:style-name="ce230" table:formula="of:=IF(ISBLANK([$'Niveau 3'.H8]);0;IF(['Niveau 3'.H8]=[.H87];1;-0.5))" office:value-type="float" office:value="0" calcext:value-type="float">
            <text:p>0</text:p>
          </table:table-cell>
          <table:table-cell table:style-name="ce299" table:formula="of:=IF(ISBLANK([$'Niveau 3'.I8]);0;IF(['Niveau 3'.I8]=[.I87];1;-0.5))" office:value-type="float" office:value="0" calcext:value-type="float">
            <text:p>0</text:p>
          </table:table-cell>
          <table:table-cell table:style-name="ce297" table:formula="of:=IF(ISBLANK([$'Niveau 3'.K8]);0;IF(['Niveau 3'.K8]=[.K87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2" calcext:value-type="float">
            <text:p>2</text:p>
          </table:table-cell>
          <table:table-cell table:style-name="ce260" table:formula="of:=VLOOKUP([.O10];[.$B$3:.$N$32];13)" office:value-type="string" office:string-value="7/5" calcext:value-type="string">
            <text:p>7/5</text:p>
          </table:table-cell>
          <table:table-cell table:style-name="ce260" table:formula="of:=VLOOKUP([.O10];[.$B$3:.$N$32];10)" office:value-type="float" office:value="1.4" calcext:value-type="float">
            <text:p>1,4</text:p>
          </table:table-cell>
          <table:table-cell table:style-name="ce269" table:formula="of:=IF([.B92]=3;[.D92];IF([.B93]=3;[.D93];IF([.B94]=3;[.D94])))" office:value-type="float" office:value="-1.4" calcext:value-type="float">
            <text:p>- 7/5 </text:p>
          </table:table-cell>
          <table:table-cell table:style-name="ce260" table:formula="of:=IF([.B92]=3;[.D92];IF([.B93]=3;[.D93];IF([.B94]=3;[.D94])))" office:value-type="float" office:value="-1.4" calcext:value-type="float">
            <text:p>-1,4</text:p>
          </table:table-cell>
          <table:table-cell table:style-name="ce272" table:formula="of:=VLOOKUP([.O10];[.$B$3:.$N$32];2)" office:value-type="float" office:value="5" calcext:value-type="float">
            <text:p>5</text:p>
          </table:table-cell>
          <table:table-cell table:style-name="ce272" table:formula="of:=VLOOKUP([.O10];[.$B$3:.$N$32];3)" office:value-type="float" office:value="-7" calcext:value-type="float">
            <text:p>-7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35" table:formula="of:=RANDBETWEEN(0;2)" office:value-type="float" office:value="1" calcext:value-type="float">
            <text:p>1</text:p>
          </table:table-cell>
          <table:table-cell table:style-name="ce235" table:formula="of:=RANK([.D93];[.$D$92:.$D$94])" office:value-type="float" office:value="3" calcext:value-type="float">
            <text:p>3</text:p>
          </table:table-cell>
          <table:table-cell table:style-name="ce260" table:formula="of:=VLOOKUP([.O11];[.$B$3:.$N$32];13)" office:value-type="string" office:string-value="-7/5" calcext:value-type="string">
            <text:p>-7/5</text:p>
          </table:table-cell>
          <table:table-cell table:style-name="ce260" table:formula="of:=VLOOKUP([.O11];[.$B$3:.$N$32];10)" office:value-type="float" office:value="-1.4" calcext:value-type="float">
            <text:p>-1,4</text:p>
          </table:table-cell>
          <table:table-cell table:style-name="ce269" table:formula="of:=IF([.B92]=2;[.D92];IF([.B93]=2;[.D93];IF([.B94]=2;[.D94])))" office:value-type="float" office:value="1.4" calcext:value-type="float">
            <text:p><text:s/>7/5 </text:p>
          </table:table-cell>
          <table:table-cell table:style-name="ce260" table:formula="of:=IF([.B92]=2;[.D92];IF([.B93]=2;[.D93];IF([.B94]=2;[.D94])))" office:value-type="float" office:value="1.4" calcext:value-type="float">
            <text:p>1,4</text:p>
          </table:table-cell>
          <table:table-cell table:style-name="ce272" table:formula="of:=VLOOKUP([.O11];[.$B$3:.$N$32];2)" office:value-type="float" office:value="-5" calcext:value-type="float">
            <text:p>-5</text:p>
          </table:table-cell>
          <table:table-cell table:style-name="ce272" table:formula="of:=VLOOKUP([.O11];[.$B$3:.$N$32];3)" office:value-type="float" office:value="-7" calcext:value-type="float">
            <text:p>-7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94];[.$D$92:.$D$94])" office:value-type="float" office:value="1" calcext:value-type="float">
            <text:p>1</text:p>
          </table:table-cell>
          <table:table-cell table:style-name="ce260" table:formula="of:=VLOOKUP([.O12];[.$B$3:.$N$32];13)" office:value-type="string" office:string-value="7/4" calcext:value-type="string">
            <text:p>7/4</text:p>
          </table:table-cell>
          <table:table-cell table:style-name="ce260" table:formula="of:=VLOOKUP([.O12];[.$B$3:.$N$32];10)" office:value-type="float" office:value="1.75" calcext:value-type="float">
            <text:p>1,75</text:p>
          </table:table-cell>
          <table:table-cell table:style-name="ce269" table:formula="of:=IF([.B92]=1;[.D92];IF([.B93]=1;[.D93];IF([.B94]=1;[.D94])))" office:value-type="float" office:value="1.75" calcext:value-type="float">
            <text:p><text:s/>7/4 </text:p>
          </table:table-cell>
          <table:table-cell table:style-name="ce260" table:formula="of:=IF([.B92]=1;[.D92];IF([.B93]=1;[.D93];IF([.B94]=1;[.D94])))" office:value-type="float" office:value="1.75" calcext:value-type="float">
            <text:p>1,75</text:p>
          </table:table-cell>
          <table:table-cell table:style-name="ce260" table:formula="of:=VLOOKUP([.O12];[.$B$3:.$N$32];2)" office:value-type="float" office:value="4" calcext:value-type="float">
            <text:p>4</text:p>
          </table:table-cell>
          <table:table-cell table:style-name="ce272" table:formula="of:=VLOOKUP([.O12];[.$B$3:.$N$32];3)" office:value-type="float" office:value="-7" calcext:value-type="float">
            <text:p>-7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15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-1.4" calcext:value-type="float" table:number-columns-spanned="2" table:number-rows-spanned="1">
            <text:p>- 7/5 </text:p>
          </table:table-cell>
          <table:covered-table-cell table:style-name="ce257"/>
          <table:table-cell table:style-name="ce257"/>
          <table:table-cell table:style-name="ce256" table:formula="of:=[.F93]" office:value-type="float" office:value="1.4" calcext:value-type="float" table:number-columns-spanned="2" table:number-rows-spanned="1">
            <text:p><text:s/>7/5 </text:p>
          </table:table-cell>
          <table:covered-table-cell table:style-name="ce236"/>
          <table:table-cell table:style-name="ce236"/>
          <table:table-cell table:style-name="ce256" table:formula="of:=[.F94]" office:value-type="float" office:value="1.75" calcext:value-type="float" table:number-columns-spanned="2" table:number-rows-spanned="1">
            <text:p><text:s/>7/4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ISBLANK([$'Niveau 4'.C4]);0;IF(['Niveau 4'.C4]=[.C96];1;-0.5))" office:value-type="float" office:value="0" calcext:value-type="float">
            <text:p>0</text:p>
          </table:table-cell>
          <table:table-cell/>
          <table:table-cell table:style-name="ce298" table:formula="of:=IF(ISBLANK([$'Niveau 4'.F4]);0;IF(['Niveau 4'.F4]=[.F96];1;-0.5))" office:value-type="float" office:value="0" calcext:value-type="float">
            <text:p>0</text:p>
          </table:table-cell>
          <table:table-cell/>
          <table:table-cell table:style-name="ce298" table:formula="of:=IF(ISBLANK([$'Niveau 4'.I4]);0;IF(['Niveau 4'.I4]=[.I96];1;-0.5)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0];[.$B$3:.$N$32];4))" office:value-type="string" office:string-value="Signe de (5x-7)" calcext:value-type="string">
            <text:p>Signe de (5x-7)</text:p>
          </table:table-cell>
          <table:table-cell table:style-name="ce243" table:formula="of:=IF(SIGN([.G92]*([.F92]-1)+[.H92])=1;&quot;+&quot;;&quot;-&quot;)" office:value-type="string" office:string-value="-" calcext:value-type="string">
            <text:p>-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-" calcext:value-type="string">
            <text:p>-</text:p>
          </table:table-cell>
          <table:table-cell table:style-name="ce257" table:formula="of:=IF([.D92]=[.F93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[.G92]*AVERAGE([.F93];[.F94])+[.H92])=1;&quot;+&quot;;&quot;-&quot;)" office:value-type="string" office:string-value="+" calcext:value-type="string">
            <text:p>+</text:p>
          </table:table-cell>
          <table:table-cell table:style-name="ce257" table:formula="of:=IF([.D92]=[.F94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92]*([.F94]+1)+[.H92])=1;&quot;+&quot;;&quot;-&quot;)" office:value-type="string" office:string-value="+" calcext:value-type="string">
            <text:p>+</text:p>
          </table:table-cell>
          <table:table-cell table:style-name="ce230" table:formula="of:=IF(ISBLANK([$'Niveau 4'.B5]);0;IF(['Niveau 4'.B5]=[.B97];1;-0.5))" office:value-type="float" office:value="0" calcext:value-type="float">
            <text:p>0</text:p>
          </table:table-cell>
          <table:table-cell table:style-name="ce293" table:formula="of:=IF(ISBLANK([$'Niveau 4'.C5]);0;IF(AND(ISBLANK([$'Niveau 4'.C6]);ISBLANK([$'Niveau 4'.C7]);[$'Niveau 4'.C5]=[.C97]);1;-0.5))" office:value-type="float" office:value="0" calcext:value-type="float">
            <text:p>0</text:p>
          </table:table-cell>
          <table:table-cell table:style-name="ce297" table:formula="of:=IF(ISBLANK([$'Niveau 4'.E5]);0;IF(['Niveau 4'.E5]=[.E97];1;-0.5))" office:value-type="float" office:value="0" calcext:value-type="float">
            <text:p>0</text:p>
          </table:table-cell>
          <table:table-cell table:style-name="ce294" table:formula="of:=IF(ISBLANK([$'Niveau 4'.F5]);0;IF(AND(ISBLANK([$'Niveau 4'.F6]);ISBLANK([$'Niveau 4'.F7]);[$'Niveau 4'.F5]=[.F97]);1;-0.5))" office:value-type="float" office:value="0" calcext:value-type="float">
            <text:p>0</text:p>
          </table:table-cell>
          <table:table-cell table:style-name="ce297" table:formula="of:=IF(ISBLANK([$'Niveau 4'.H5]);0;IF(['Niveau 4'.H5]=[.H97];1;-0.5))" office:value-type="float" office:value="0" calcext:value-type="float">
            <text:p>0</text:p>
          </table:table-cell>
          <table:table-cell table:style-name="ce304" table:formula="of:=IF(ISBLANK([$'Niveau 4'.I5]);0;IF(AND(ISBLANK([$'Niveau 4'.I6]);ISBLANK([$'Niveau 4'.I7]);[$'Niveau 4'.I5]=[.I97]);1;-0.5))" office:value-type="float" office:value="0" calcext:value-type="float">
            <text:p>0</text:p>
          </table:table-cell>
          <table:table-cell table:style-name="ce297" table:formula="of:=IF(ISBLANK([$'Niveau 4'.K5]);0;IF(['Niveau 4'.K5]=[.K97];1;-0.5))" office:value-type="float" office:value="0" calcext:value-type="float">
            <text:p>0</text:p>
          </table:table-cell>
          <table:table-cell table:style-name="ce235" table:formula="of:=IF(SUM([.L96:.R100])*20/25&lt;0;0;SUM([.L96:.R100])*20/25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1];[.$B$3:.$N$32];4))" office:value-type="string" office:string-value="Signe de (-5x-7)" calcext:value-type="string">
            <text:p>Signe de (-5x-7)</text:p>
          </table:table-cell>
          <table:table-cell table:style-name="ce243" table:formula="of:=IF(SIGN([.G93]*([.F92]-1)+[.H93])=1;&quot;+&quot;;&quot;-&quot;)" office:value-type="string" office:string-value="+" calcext:value-type="string">
            <text:p>+</text:p>
          </table:table-cell>
          <table:table-cell table:style-name="ce257" table:formula="of:=IF([.D93]=[.F92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57" table:formula="of:=IF(SIGN([.G93]*AVERAGE([.F92];[.F93])+[.H93])=1;&quot;+&quot;;&quot;-&quot;)" office:value-type="string" office:string-value="-" calcext:value-type="string">
            <text:p>-</text:p>
          </table:table-cell>
          <table:table-cell table:style-name="ce257" table:formula="of:=IF([.D93]=[.F93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3]*AVERAGE([.F93];[.F94])+[.H93])=1;&quot;+&quot;;&quot;-&quot;)" office:value-type="string" office:string-value="-" calcext:value-type="string">
            <text:p>-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236"/>
          <table:table-cell table:style-name="ce278" table:formula="of:=IF(SIGN([.G93]*([.F94]+1)+[.H93])=1;&quot;+&quot;;&quot;-&quot;)" office:value-type="string" office:string-value="-" calcext:value-type="string">
            <text:p>-</text:p>
          </table:table-cell>
          <table:table-cell table:style-name="ce230" table:formula="of:=IF(ISBLANK([$'Niveau 4'.B6]);0;IF(['Niveau 4'.B6]=[.B98];1;-0.5))" office:value-type="float" office:value="0" calcext:value-type="float">
            <text:p>0</text:p>
          </table:table-cell>
          <table:table-cell table:style-name="ce294" table:formula="of:=IF(ISBLANK([$'Niveau 4'.C6]);0;IF(AND(ISBLANK([$'Niveau 4'.C5]);ISBLANK([$'Niveau 4'.C7]);[$'Niveau 4'.C6]=[.C98]);1;-0.5))" office:value-type="float" office:value="0" calcext:value-type="float">
            <text:p>0</text:p>
          </table:table-cell>
          <table:table-cell table:style-name="ce297" table:formula="of:=IF(ISBLANK([$'Niveau 4'.E6]);0;IF(['Niveau 4'.E6]=[.E98];1;-0.5))" office:value-type="float" office:value="0" calcext:value-type="float">
            <text:p>0</text:p>
          </table:table-cell>
          <table:table-cell table:style-name="ce294" table:formula="of:=IF(ISBLANK([$'Niveau 4'.F6]);0;IF(AND(ISBLANK([$'Niveau 4'.F5]);ISBLANK([$'Niveau 4'.F7]);[$'Niveau 4'.F6]=[.F98]);1;-0.5))" office:value-type="float" office:value="0" calcext:value-type="float">
            <text:p>0</text:p>
          </table:table-cell>
          <table:table-cell table:style-name="ce297" table:formula="of:=IF(ISBLANK([$'Niveau 4'.H6]);0;IF(['Niveau 4'.H6]=[.H98];1;-0.5))" office:value-type="float" office:value="0" calcext:value-type="float">
            <text:p>0</text:p>
          </table:table-cell>
          <table:table-cell table:style-name="ce304" table:formula="of:=IF(ISBLANK([$'Niveau 4'.I6]);0;IF(AND(ISBLANK([$'Niveau 4'.I5]);ISBLANK([$'Niveau 4'.I7]);[$'Niveau 4'.I6]=[.I98]);1;-0.5))" office:value-type="float" office:value="0" calcext:value-type="float">
            <text:p>0</text:p>
          </table:table-cell>
          <table:table-cell table:style-name="ce297" table:formula="of:=IF(ISBLANK([$'Niveau 4'.K6]);0;IF(['Niveau 4'.K6]=[.K98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12];[.$B$3:.$N$32];4))" office:value-type="string" office:string-value="Signe de (4x-7)" calcext:value-type="string">
            <text:p>Signe de (4x-7)</text:p>
          </table:table-cell>
          <table:table-cell table:style-name="ce243" table:formula="of:=IF(SIGN([.G94]*([.F92]-1)+[.H94])=1;&quot;+&quot;;&quot;-&quot;)" office:value-type="string" office:string-value="-" calcext:value-type="string">
            <text:p>-</text:p>
          </table:table-cell>
          <table:table-cell table:style-name="ce257" table:formula="of:=IF([.D94]=[.F92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4]*AVERAGE([.F92];[.F93])+[.H94])=1;&quot;+&quot;;&quot;-&quot;)" office:value-type="string" office:string-value="-" calcext:value-type="string">
            <text:p>-</text:p>
          </table:table-cell>
          <table:table-cell table:style-name="ce257" table:formula="of:=IF([.D94]=[.F93];0;&quot;&quot;)" table:number-columns-spanned="2" table:number-rows-spanned="1">
            <text:p/>
          </table:table-cell>
          <table:covered-table-cell table:style-name="ce236"/>
          <table:table-cell table:style-name="ce257" table:formula="of:=IF(SIGN([.G94]*AVERAGE([.F93];[.F94])+[.H94])=1;&quot;+&quot;;&quot;-&quot;)" office:value-type="string" office:string-value="-" calcext:value-type="string">
            <text:p>-</text:p>
          </table:table-cell>
          <table:table-cell table:style-name="ce257" table:formula="of:=IF([.D94]=[.F94];0;&quot;&quot;)" office:value-type="float" office:value="0" calcext:value-type="float" table:number-columns-spanned="2" table:number-rows-spanned="1">
            <text:p>0</text:p>
          </table:table-cell>
          <table:covered-table-cell table:style-name="ce236"/>
          <table:table-cell table:style-name="ce278" table:formula="of:=IF(SIGN([.G94]*([.F94]+1)+[.H94])=1;&quot;+&quot;;&quot;-&quot;)" office:value-type="string" office:string-value="+" calcext:value-type="string">
            <text:p>+</text:p>
          </table:table-cell>
          <table:table-cell table:style-name="ce230" table:formula="of:=IF(ISBLANK([$'Niveau 4'.B7]);0;IF(['Niveau 4'.B7]=[.B99];1;-0.5))" office:value-type="float" office:value="0" calcext:value-type="float">
            <text:p>0</text:p>
          </table:table-cell>
          <table:table-cell table:style-name="ce294" table:formula="of:=IF(ISBLANK([$'Niveau 4'.C7]);0;IF(AND(ISBLANK([$'Niveau 4'.C5]);ISBLANK([$'Niveau 4'.C6]);[$'Niveau 4'.C7]=[.C99]);1;-0.5))" office:value-type="float" office:value="0" calcext:value-type="float">
            <text:p>0</text:p>
          </table:table-cell>
          <table:table-cell table:style-name="ce297" table:formula="of:=IF(ISBLANK([$'Niveau 4'.E7]);0;IF(['Niveau 4'.E7]=[.E99];1;-0.5))" office:value-type="float" office:value="0" calcext:value-type="float">
            <text:p>0</text:p>
          </table:table-cell>
          <table:table-cell table:style-name="ce294" table:formula="of:=IF(ISBLANK([$'Niveau 4'.F7]);0;IF(AND(ISBLANK([$'Niveau 4'.F5]);ISBLANK([$'Niveau 4'.F6]);[$'Niveau 4'.F7]=[.F99]);1;-0.5))" office:value-type="float" office:value="0" calcext:value-type="float">
            <text:p>0</text:p>
          </table:table-cell>
          <table:table-cell table:style-name="ce297" table:formula="of:=IF(ISBLANK([$'Niveau 4'.H7]);0;IF(['Niveau 4'.H7]=[.H99];1;-0.5))" office:value-type="float" office:value="0" calcext:value-type="float">
            <text:p>0</text:p>
          </table:table-cell>
          <table:table-cell table:style-name="ce304" table:formula="of:=IF(ISBLANK([$'Niveau 4'.I7]);0;IF(AND(ISBLANK([$'Niveau 4'.I5]);ISBLANK([$'Niveau 4'.I6]);[$'Niveau 4'.I7]=[.I99]);1;-0.5))" office:value-type="float" office:value="0" calcext:value-type="float">
            <text:p>0</text:p>
          </table:table-cell>
          <table:table-cell table:style-name="ce297" table:formula="of:=IF(ISBLANK([$'Niveau 4'.K7]);0;IF(['Niveau 4'.K7]=[.K9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(5x-7)(-5x-7) / (4x-7)" calcext:value-type="string">
            <text:p>Signe de (5x-7)(-5x-7) / (4x-7)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C98]=0;[.C99]=0);&quot;||&quot;;0);IF([.C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F98]=0;[.F99]=0);&quot;||&quot;;0);IF([.F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-" calcext:value-type="string">
            <text:p>-</text:p>
          </table:table-cell>
          <table:table-cell table:style-name="ce230" table:formula="of:=IF(ISBLANK([$'Niveau 4'.B8]);0;IF(['Niveau 4'.B8]=[.B100];1;-0.5))" office:value-type="float" office:value="0" calcext:value-type="float">
            <text:p>0</text:p>
          </table:table-cell>
          <table:table-cell table:style-name="ce295" table:formula="of:=IF(ISBLANK([$'Niveau 4'.C8]);0;IF(['Niveau 4'.C8]=[.C100];1;-0.5))" office:value-type="float" office:value="0" calcext:value-type="float">
            <text:p>0</text:p>
          </table:table-cell>
          <table:table-cell table:style-name="ce297" table:formula="of:=IF(ISBLANK([$'Niveau 4'.E8]);0;IF(['Niveau 4'.E8]=[.E100];1;-0.5))" office:value-type="float" office:value="0" calcext:value-type="float">
            <text:p>0</text:p>
          </table:table-cell>
          <table:table-cell table:style-name="ce295" table:formula="of:=IF(ISBLANK([$'Niveau 4'.F8]);0;IF(['Niveau 4'.F8]=[.F100];1;-0.5))" office:value-type="float" office:value="0" calcext:value-type="float">
            <text:p>0</text:p>
          </table:table-cell>
          <table:table-cell table:style-name="ce297" table:formula="of:=IF(ISBLANK([$'Niveau 4'.H8]);0;IF(['Niveau 4'.H8]=[.H100];1;-0.5))" office:value-type="float" office:value="0" calcext:value-type="float">
            <text:p>0</text:p>
          </table:table-cell>
          <table:table-cell table:style-name="ce295" table:formula="of:=IF(ISBLANK([$'Niveau 4'.I8]);0;IF(['Niveau 4'.I8]=[.I100];1;-0.5))" office:value-type="float" office:value="0" calcext:value-type="float">
            <text:p>0</text:p>
          </table:table-cell>
          <table:table-cell table:style-name="ce297" table:formula="of:=IF(ISBLANK([$'Niveau 4'.K8]);0;IF(['Niveau 4'.K8]=[.K10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0:05:49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1-05T20:06:58.211000000</dc:date>
    <meta:editing-duration>P1DT6H32M37S</meta:editing-duration>
    <meta:editing-cycles>386</meta:editing-cycles>
    <meta:generator>LibreOffice/6.0.7.3$Windows_X86_64 LibreOffice_project/dc89aa7a9eabfd848af146d5086077aeed2ae4a5</meta:generator>
    <meta:document-statistic meta:table-count="6" meta:cell-count="1234" meta:object-count="47"/>
  </office:meta>
</office:document-meta>
</file>